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57710" officeooo:paragraph-rsid="00057710"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57710" officeooo:paragraph-rsid="008c507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57710" officeooo:paragraph-rsid="0095a70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57710" officeooo:paragraph-rsid="009a423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57710" officeooo:paragraph-rsid="009d2ad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57710" officeooo:paragraph-rsid="00a13cd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57710" officeooo:paragraph-rsid="00a352b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7c9cd" officeooo:paragraph-rsid="00754c4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7c9cd" officeooo:paragraph-rsid="007d2eb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7c9cd" officeooo:paragraph-rsid="008199f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7c9cd" officeooo:paragraph-rsid="0086e12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7c9cd" officeooo:paragraph-rsid="008a918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7c9cd" officeooo:paragraph-rsid="008c507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7c9cd" officeooo:paragraph-rsid="0095a70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7c9cd" officeooo:paragraph-rsid="009a423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7c9cd" officeooo:paragraph-rsid="009c09a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7c9cd" officeooo:paragraph-rsid="009d2ad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7c9cd" officeooo:paragraph-rsid="009f785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7c9cd" officeooo:paragraph-rsid="00a13cd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7c9cd" officeooo:paragraph-rsid="00a352b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9c09ad" officeooo:paragraph-rsid="009c09a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9d2add" officeooo:paragraph-rsid="009d2ad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9d2add" officeooo:paragraph-rsid="00a13cd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9d2add" officeooo:paragraph-rsid="00a352b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a13cd5" officeooo:paragraph-rsid="00a13cd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a2ed59" officeooo:paragraph-rsid="00a2ed5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bold" officeooo:rsid="00057710" officeooo:paragraph-rsid="00057710"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057710" officeooo:paragraph-rsid="00754c42"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057710" officeooo:paragraph-rsid="007d2eb2"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057710" officeooo:paragraph-rsid="008199ff"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057710" officeooo:paragraph-rsid="0086e122"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057710" officeooo:paragraph-rsid="008a918c"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057710" officeooo:paragraph-rsid="008c507a"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057710" officeooo:paragraph-rsid="0095a702"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057710" officeooo:paragraph-rsid="009a4234"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057710" officeooo:paragraph-rsid="009d2add"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057710" officeooo:paragraph-rsid="00a13cd5"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057710" officeooo:paragraph-rsid="00a352b3"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057710" officeooo:paragraph-rsid="00a68cee"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057710" officeooo:paragraph-rsid="00aa1105"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057710" officeooo:paragraph-rsid="00aaf4be"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a2ed59" officeooo:paragraph-rsid="00a2ed59"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a2ed59" officeooo:paragraph-rsid="00a352b3"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a58ff3" officeooo:paragraph-rsid="00a58ff3"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font-name="Liberation Serif" fo:font-size="12pt" fo:font-weight="normal" officeooo:rsid="006abe4a" officeooo:paragraph-rsid="00085e43"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Liberation Serif" fo:font-size="12pt" fo:font-weight="normal" officeooo:rsid="006abe4a" officeooo:paragraph-rsid="007d2eb2"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Liberation Serif" fo:font-size="12pt" fo:font-weight="normal" officeooo:rsid="006abe4a" officeooo:paragraph-rsid="008199ff"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 fo:font-size="12pt" fo:font-weight="normal" officeooo:rsid="006abe4a" officeooo:paragraph-rsid="0086e122"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erif" fo:font-size="12pt" fo:font-weight="normal" officeooo:rsid="006abe4a" officeooo:paragraph-rsid="008a918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Liberation Serif" fo:font-size="12pt" fo:font-weight="normal" officeooo:rsid="006abe4a" officeooo:paragraph-rsid="008c507a"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Liberation Serif" fo:font-size="12pt" fo:font-weight="normal" officeooo:rsid="006abe4a" officeooo:paragraph-rsid="0095a70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Liberation Serif" fo:font-size="12pt" fo:font-weight="normal" officeooo:rsid="006abe4a" officeooo:paragraph-rsid="009a4234"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Liberation Serif" fo:font-size="12pt" fo:font-weight="normal" officeooo:rsid="006abe4a" officeooo:paragraph-rsid="009d2add"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erif" fo:font-size="12pt" fo:font-weight="normal" officeooo:rsid="00754c42" officeooo:paragraph-rsid="007d2eb2"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Liberation Serif" fo:font-size="12pt" fo:font-weight="normal" officeooo:rsid="00754c42" officeooo:paragraph-rsid="008199ff"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Liberation Serif" fo:font-size="12pt" fo:font-weight="normal" officeooo:rsid="00754c42" officeooo:paragraph-rsid="0086e122"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Liberation Serif" fo:font-size="12pt" fo:font-weight="normal" officeooo:rsid="00754c42" officeooo:paragraph-rsid="008a918c"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erif" fo:font-size="12pt" fo:font-weight="normal" officeooo:rsid="00057710" officeooo:paragraph-rsid="007d2eb2"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Liberation Serif" fo:font-size="12pt" fo:font-weight="normal" officeooo:rsid="00057710" officeooo:paragraph-rsid="008199ff"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Liberation Serif" fo:font-size="12pt" fo:font-weight="normal" officeooo:rsid="00057710" officeooo:paragraph-rsid="0086e122"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Liberation Serif" fo:font-size="12pt" fo:font-weight="normal" officeooo:rsid="00057710" officeooo:paragraph-rsid="0092818d"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Liberation Serif" fo:font-size="12pt" fo:font-weight="normal" officeooo:rsid="008c507a" officeooo:paragraph-rsid="008b74ce"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Liberation Serif" fo:font-size="12pt" fo:font-weight="normal" officeooo:rsid="009455c1" officeooo:paragraph-rsid="009455c1"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Liberation Serif" fo:font-size="12pt" fo:font-weight="normal" officeooo:rsid="00917140" officeooo:paragraph-rsid="00917140"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Liberation Serif" fo:font-size="12pt" fo:font-weight="normal" officeooo:rsid="0092818d" officeooo:paragraph-rsid="0092818d"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Liberation Serif" fo:font-size="12pt" fo:font-weight="normal" officeooo:rsid="0096122c" officeooo:paragraph-rsid="00968f2e"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Liberation Serif" fo:font-size="12pt" fo:font-weight="normal" officeooo:rsid="0096122c" officeooo:paragraph-rsid="0096122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 fo:font-size="12pt" fo:font-weight="normal" officeooo:rsid="0096122c" officeooo:paragraph-rsid="00984f55"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erif" fo:font-size="12pt" fo:font-weight="normal" officeooo:rsid="0096122c" officeooo:paragraph-rsid="009a423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Liberation Serif" fo:font-size="12pt" fo:font-weight="normal" officeooo:rsid="0096122c" officeooo:paragraph-rsid="009d2add"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Liberation Serif" fo:font-size="12pt" fo:font-weight="normal" officeooo:rsid="00965fa1" officeooo:paragraph-rsid="00965fa1"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Liberation Serif" fo:font-size="12pt" fo:font-weight="normal" officeooo:rsid="00968f2e" officeooo:paragraph-rsid="00968f2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Liberation Serif" fo:font-size="12pt" fo:font-weight="normal" officeooo:rsid="00984f55" officeooo:paragraph-rsid="00984f55"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Liberation Serif" fo:font-size="12pt" fo:font-weight="normal" officeooo:rsid="00984f55" officeooo:paragraph-rsid="009d2ad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Liberation Serif" fo:font-size="12pt" fo:font-weight="normal" officeooo:rsid="00984f55" officeooo:paragraph-rsid="00a13cd5"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Liberation Serif" fo:font-size="12pt" fo:font-weight="normal" officeooo:rsid="00984f55" officeooo:paragraph-rsid="00a352b3"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Liberation Serif" fo:font-size="12pt" fo:font-weight="normal" officeooo:rsid="009a4234" officeooo:paragraph-rsid="009a4234"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Liberation Serif" fo:font-size="12pt" fo:font-weight="normal" officeooo:rsid="009c09ad" officeooo:paragraph-rsid="009c09ad"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Liberation Serif" fo:font-size="12pt" fo:font-weight="normal" officeooo:rsid="009d2add" officeooo:paragraph-rsid="009d2add"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Liberation Serif" fo:font-size="12pt" fo:font-weight="normal" officeooo:rsid="009d2add" officeooo:paragraph-rsid="00a13cd5"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Liberation Serif" fo:font-size="12pt" fo:font-weight="normal" officeooo:rsid="009d2add" officeooo:paragraph-rsid="00a352b3"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Liberation Serif" fo:font-size="12pt" fo:font-weight="normal" officeooo:rsid="009d2add" officeooo:paragraph-rsid="00a68ce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Liberation Serif" fo:font-size="12pt" fo:font-weight="normal" officeooo:rsid="009d2add" officeooo:paragraph-rsid="00aa1105"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Liberation Serif" fo:font-size="12pt" fo:font-weight="normal" officeooo:rsid="009d2add" officeooo:paragraph-rsid="00aaf4b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Liberation Serif" fo:font-size="12pt" fo:font-weight="normal" officeooo:rsid="00a2be36" officeooo:paragraph-rsid="00a2be36"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Liberation Serif" fo:font-size="12pt" fo:font-weight="normal" officeooo:rsid="00a352b3" officeooo:paragraph-rsid="00a352b3"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font-name="Liberation Serif" fo:font-size="12pt" fo:font-weight="normal" officeooo:rsid="00a352b3" officeooo:paragraph-rsid="00a58ff3"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Liberation Serif" fo:font-size="12pt" fo:font-weight="normal" officeooo:rsid="00a52b07" officeooo:paragraph-rsid="00a58ff3"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font-name="Liberation Serif" fo:font-size="12pt" fo:font-weight="normal" officeooo:rsid="00a58ff3" officeooo:paragraph-rsid="00a58ff3"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Liberation Serif" fo:font-size="12pt" fo:font-weight="normal" officeooo:rsid="00a68cee" officeooo:paragraph-rsid="00a68ce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Liberation Serif" fo:font-size="12pt" fo:font-weight="normal" officeooo:rsid="00a7fba4" officeooo:paragraph-rsid="00a7fba4"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style:font-name="Liberation Serif" fo:font-size="12pt" fo:font-weight="normal" officeooo:rsid="00a9446d" officeooo:paragraph-rsid="00a9446d"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style:font-name="Liberation Serif" fo:font-size="12pt" fo:font-weight="normal" officeooo:rsid="00a9446d" officeooo:paragraph-rsid="00aa1105"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style:font-name="Liberation Serif" fo:font-size="12pt" fo:font-weight="normal" officeooo:rsid="00a9446d" officeooo:paragraph-rsid="00aaf4b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font-name="Liberation Serif" fo:font-size="12pt" fo:font-weight="normal" officeooo:rsid="00aa1105" officeooo:paragraph-rsid="00aa1105"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style:font-name="Liberation Serif" fo:font-size="12pt" fo:font-weight="normal" officeooo:rsid="00aaf4be" officeooo:paragraph-rsid="00aaf4b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Liberation Serif" fo:font-size="12pt" fo:font-weight="normal" officeooo:rsid="00acdc4d" officeooo:paragraph-rsid="00acdc4d"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font-name="Liberation Serif" fo:font-size="12pt" fo:font-weight="normal" officeooo:rsid="00acdc4d" officeooo:paragraph-rsid="00ae328c"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style:font-name="Liberation Serif" fo:font-size="12pt" fo:font-weight="normal" officeooo:rsid="00acdc4d" officeooo:paragraph-rsid="00ae7eda"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font-name="Liberation Serif" fo:font-size="12pt" fo:font-weight="normal" officeooo:rsid="00acdc4d" officeooo:paragraph-rsid="00b05424"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font-name="Liberation Serif" fo:font-size="12pt" fo:font-weight="normal" officeooo:rsid="00acdc4d" officeooo:paragraph-rsid="00b15d16"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style:font-name="Liberation Serif" fo:font-size="12pt" fo:font-weight="normal" officeooo:rsid="00ad837a" officeooo:paragraph-rsid="00ad837a"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style:font-name="Liberation Serif" fo:font-size="12pt" fo:font-weight="normal" officeooo:rsid="00ad837a" officeooo:paragraph-rsid="00ae7eda"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style:font-name="Liberation Serif" fo:font-size="12pt" fo:font-weight="normal" officeooo:rsid="00ae328c" officeooo:paragraph-rsid="00ae328c"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style:font-name="Liberation Serif" fo:font-size="12pt" fo:font-weight="normal" officeooo:rsid="00b05424" officeooo:paragraph-rsid="00b05424"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style:font-name="Liberation Serif" fo:font-size="12pt" fo:font-weight="normal" officeooo:rsid="00b15d16" officeooo:paragraph-rsid="00b15d16"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style:font-name="Liberation Serif" fo:font-size="12pt" fo:font-weight="normal" officeooo:rsid="00b15d16" officeooo:paragraph-rsid="00b1a8f7"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style:font-name="Liberation Serif" fo:font-size="12pt" fo:font-weight="normal" officeooo:rsid="00b15d16" officeooo:paragraph-rsid="00b3be94"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style:font-name="Liberation Serif" fo:font-size="12pt" fo:font-weight="normal" officeooo:rsid="00b15d16" officeooo:paragraph-rsid="00b45fd7"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style:font-name="Liberation Serif" fo:font-size="12pt" fo:font-weight="normal" officeooo:rsid="00b15d16" officeooo:paragraph-rsid="00b61f84"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style:font-name="Liberation Serif" fo:font-size="12pt" fo:font-weight="normal" officeooo:rsid="00b15d16" officeooo:paragraph-rsid="00b98238"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style:font-name="Liberation Serif" fo:font-size="12pt" fo:font-weight="normal" officeooo:rsid="00b1a8f7" officeooo:paragraph-rsid="00b1a8f7"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style:font-name="Liberation Serif" fo:font-size="12pt" fo:font-weight="normal" officeooo:rsid="00b3be94" officeooo:paragraph-rsid="00b3be94"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style:font-name="Liberation Serif" fo:font-size="12pt" fo:font-weight="normal" officeooo:rsid="00b45fd7" officeooo:paragraph-rsid="00b45fd7"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style:font-name="Liberation Serif" fo:font-size="12pt" fo:font-weight="normal" officeooo:rsid="00b45fd7" officeooo:paragraph-rsid="00b61f84"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style:font-name="Liberation Serif" fo:font-size="12pt" fo:font-weight="normal" officeooo:rsid="00b45fd7" officeooo:paragraph-rsid="00b818e9"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style:font-name="Liberation Serif" fo:font-size="12pt" fo:font-weight="normal" officeooo:rsid="00b45fd7" officeooo:paragraph-rsid="00b98238"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style:font-name="Liberation Serif" fo:font-size="12pt" fo:font-weight="normal" officeooo:rsid="00b818e9" officeooo:paragraph-rsid="00b818e9"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style:font-name="Liberation Serif" fo:font-size="12pt" fo:font-weight="normal" officeooo:rsid="00b98238" officeooo:paragraph-rsid="00b98238"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style:font-name="Liberation Serif" fo:font-size="12pt" fo:font-weight="bold" officeooo:rsid="00057710" officeooo:paragraph-rsid="00a68cee" style:font-size-asian="10.5pt" style:font-weight-asian="bold" style:font-size-complex="12pt" style:font-weight-complex="bold"/>
    </style:style>
    <style:style style:name="P132" style:family="paragraph" style:parent-style-name="Standard">
      <style:paragraph-properties fo:text-align="start" style:justify-single-word="false"/>
      <style:text-properties style:font-name="Liberation Serif" fo:font-size="12pt" fo:font-weight="bold" officeooo:rsid="00acdc4d" officeooo:paragraph-rsid="00acdc4d" style:font-size-asian="10.5pt" style:font-weight-asian="bold" style:font-size-complex="12pt" style:font-weight-complex="bold"/>
    </style:style>
    <style:style style:name="P133" style:family="paragraph" style:parent-style-name="Standard">
      <style:paragraph-properties fo:text-align="start" style:justify-single-word="false"/>
      <style:text-properties style:font-name="Liberation Serif" fo:font-size="12pt" fo:font-weight="bold" officeooo:rsid="00acdc4d" officeooo:paragraph-rsid="00ad837a" style:font-size-asian="10.5pt" style:font-weight-asian="bold" style:font-size-complex="12pt" style:font-weight-complex="bold"/>
    </style:style>
    <style:style style:name="P134" style:family="paragraph" style:parent-style-name="Standard">
      <style:paragraph-properties fo:text-align="start" style:justify-single-word="false"/>
      <style:text-properties style:font-name="Liberation Serif" fo:font-size="12pt" fo:font-weight="bold" officeooo:rsid="00acdc4d" officeooo:paragraph-rsid="00ae7eda" style:font-size-asian="10.5pt" style:font-weight-asian="bold" style:font-size-complex="12pt" style:font-weight-complex="bold"/>
    </style:style>
    <style:style style:name="P135" style:family="paragraph" style:parent-style-name="Standard">
      <style:paragraph-properties fo:text-align="start" style:justify-single-word="false"/>
      <style:text-properties style:font-name="Liberation Serif" fo:font-size="12pt" fo:font-weight="bold" officeooo:rsid="00acdc4d" officeooo:paragraph-rsid="00b05424" style:font-size-asian="10.5pt" style:font-weight-asian="bold" style:font-size-complex="12pt" style:font-weight-complex="bold"/>
    </style:style>
    <style:style style:name="P136" style:family="paragraph" style:parent-style-name="Standard">
      <style:paragraph-properties fo:text-align="start" style:justify-single-word="false"/>
      <style:text-properties style:font-name="Liberation Serif" fo:font-size="12pt" fo:font-weight="bold" officeooo:rsid="00acdc4d" officeooo:paragraph-rsid="00b15d16" style:font-size-asian="10.5pt" style:font-weight-asian="bold" style:font-size-complex="12pt" style:font-weight-complex="bold"/>
    </style:style>
    <style:style style:name="P137" style:family="paragraph" style:parent-style-name="Standard">
      <style:paragraph-properties fo:text-align="start" style:justify-single-word="false"/>
      <style:text-properties style:font-name="Liberation Serif" fo:font-size="12pt" fo:font-weight="bold" officeooo:rsid="00acdc4d" officeooo:paragraph-rsid="00b1a8f7" style:font-size-asian="10.5pt" style:font-weight-asian="bold" style:font-size-complex="12pt" style:font-weight-complex="bold"/>
    </style:style>
    <style:style style:name="P138" style:family="paragraph" style:parent-style-name="Standard">
      <style:paragraph-properties fo:text-align="start" style:justify-single-word="false"/>
      <style:text-properties style:font-name="Liberation Serif" fo:font-size="12pt" fo:font-weight="bold" officeooo:rsid="00acdc4d" officeooo:paragraph-rsid="00b3be94" style:font-size-asian="10.5pt" style:font-weight-asian="bold" style:font-size-complex="12pt" style:font-weight-complex="bold"/>
    </style:style>
    <style:style style:name="P139" style:family="paragraph" style:parent-style-name="Standard">
      <style:paragraph-properties fo:text-align="start" style:justify-single-word="false"/>
      <style:text-properties style:font-name="Liberation Serif" fo:font-size="12pt" fo:font-weight="bold" officeooo:rsid="00acdc4d" officeooo:paragraph-rsid="00b45fd7" style:font-size-asian="10.5pt" style:font-weight-asian="bold" style:font-size-complex="12pt" style:font-weight-complex="bold"/>
    </style:style>
    <style:style style:name="P140" style:family="paragraph" style:parent-style-name="Standard">
      <style:paragraph-properties fo:text-align="start" style:justify-single-word="false"/>
      <style:text-properties style:font-name="Liberation Serif" fo:font-size="12pt" fo:font-weight="bold" officeooo:rsid="00acdc4d" officeooo:paragraph-rsid="00b61f84" style:font-size-asian="10.5pt" style:font-weight-asian="bold" style:font-size-complex="12pt" style:font-weight-complex="bold"/>
    </style:style>
    <style:style style:name="P141" style:family="paragraph" style:parent-style-name="Standard">
      <style:paragraph-properties fo:text-align="start" style:justify-single-word="false"/>
      <style:text-properties style:font-name="Liberation Serif" fo:font-size="12pt" fo:font-weight="bold" officeooo:rsid="00acdc4d" officeooo:paragraph-rsid="00b818e9" style:font-size-asian="10.5pt" style:font-weight-asian="bold" style:font-size-complex="12pt" style:font-weight-complex="bold"/>
    </style:style>
    <style:style style:name="P142" style:family="paragraph" style:parent-style-name="Standard">
      <style:paragraph-properties fo:text-align="start" style:justify-single-word="false"/>
      <style:text-properties style:font-name="Liberation Serif" fo:font-size="12pt" fo:font-weight="bold" officeooo:rsid="00acdc4d" officeooo:paragraph-rsid="00b98238" style:font-size-asian="10.5pt" style:font-weight-asian="bold" style:font-size-complex="12pt" style:font-weight-complex="bold"/>
    </style:style>
    <style:style style:name="P143" style:family="paragraph" style:parent-style-name="Standard">
      <style:paragraph-properties fo:text-align="start" style:justify-single-word="false"/>
      <style:text-properties officeooo:paragraph-rsid="00b1a8f7"/>
    </style:style>
    <style:style style:name="P144" style:family="paragraph" style:parent-style-name="Standard">
      <style:paragraph-properties fo:text-align="start" style:justify-single-word="false"/>
      <style:text-properties officeooo:rsid="00b1eba9" officeooo:paragraph-rsid="00b1eba9"/>
    </style:style>
    <style:style style:name="P145" style:family="paragraph" style:parent-style-name="Standard">
      <style:paragraph-properties fo:text-align="start" style:justify-single-word="false" fo:break-before="page"/>
      <style:text-properties fo:font-size="12pt" fo:font-weight="bold" officeooo:rsid="00057710" officeooo:paragraph-rsid="007d2eb2" style:font-size-asian="10.5pt" style:font-weight-asian="bold" style:font-size-complex="12pt" style:font-weight-complex="bold"/>
    </style:style>
    <style:style style:name="P146" style:family="paragraph" style:parent-style-name="Standard">
      <style:paragraph-properties fo:text-align="start" style:justify-single-word="false" fo:break-before="page"/>
      <style:text-properties fo:font-size="12pt" fo:font-weight="bold" officeooo:rsid="00057710" officeooo:paragraph-rsid="009a4234" style:font-size-asian="10.5pt" style:font-weight-asian="bold" style:font-size-complex="12pt" style:font-weight-complex="bold"/>
    </style:style>
    <style:style style:name="P147" style:family="paragraph" style:parent-style-name="Standard">
      <style:paragraph-properties fo:text-align="start" style:justify-single-word="false" fo:break-before="page"/>
      <style:text-properties fo:font-size="12pt" fo:font-weight="bold" officeooo:rsid="00057710" officeooo:paragraph-rsid="009d2add" style:font-size-asian="10.5pt" style:font-weight-asian="bold" style:font-size-complex="12pt" style:font-weight-complex="bold"/>
    </style:style>
    <style:style style:name="P148" style:family="paragraph" style:parent-style-name="Standard">
      <style:paragraph-properties fo:text-align="start" style:justify-single-word="false" fo:break-before="page"/>
      <style:text-properties fo:font-size="12pt" fo:font-weight="bold" officeooo:rsid="00057710" officeooo:paragraph-rsid="00a13cd5" style:font-size-asian="10.5pt" style:font-weight-asian="bold" style:font-size-complex="12pt" style:font-weight-complex="bold"/>
    </style:style>
    <style:style style:name="P149" style:family="paragraph" style:parent-style-name="Standard">
      <style:paragraph-properties fo:text-align="start" style:justify-single-word="false" fo:break-before="page"/>
      <style:text-properties style:font-name="Liberation Serif" fo:font-size="12pt" fo:font-weight="bold" officeooo:rsid="00acdc4d" officeooo:paragraph-rsid="00ae7eda" style:font-size-asian="10.5pt" style:font-weight-asian="bold" style:font-size-complex="12pt" style:font-weight-complex="bold"/>
    </style:style>
    <style:style style:name="P150" style:family="paragraph" style:parent-style-name="Standard">
      <style:paragraph-properties fo:text-align="start" style:justify-single-word="false" fo:break-before="page"/>
      <style:text-properties style:font-name="Liberation Serif" fo:font-size="12pt" fo:font-weight="normal" officeooo:rsid="00b15d16" officeooo:paragraph-rsid="00b3be94" style:font-size-asian="10.5pt" style:font-weight-asian="normal" style:font-size-complex="12pt" style:font-weight-complex="normal"/>
    </style:style>
    <style:style style:name="P151" style:family="paragraph" style:parent-style-name="Standard" style:list-style-name="L1">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52" style:family="paragraph" style:parent-style-name="Standard" style:list-style-name="L1">
      <style:paragraph-properties fo:text-align="start" style:justify-single-word="false"/>
      <style:text-properties fo:font-size="12pt" fo:font-weight="normal" officeooo:rsid="00057710" officeooo:paragraph-rsid="0007c9cd" style:font-size-asian="10.5pt" style:font-weight-asian="normal" style:font-size-complex="12pt" style:font-weight-complex="normal"/>
    </style:style>
    <style:style style:name="P153" style:family="paragraph" style:parent-style-name="Standard" style:list-style-name="L1">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154" style:family="paragraph" style:parent-style-name="Standard" style:list-style-name="L1">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55" style:family="paragraph" style:parent-style-name="Standard" style:list-style-name="L1">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56" style:family="paragraph" style:parent-style-name="Standard" style:list-style-name="L1">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157" style:family="paragraph" style:parent-style-name="Standard" style:list-style-name="L1">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158" style:family="paragraph" style:parent-style-name="Standard" style:list-style-name="L2">
      <style:paragraph-properties fo:text-align="start" style:justify-single-word="false"/>
      <style:text-properties fo:font-size="12pt" fo:font-weight="normal" officeooo:rsid="00057710" officeooo:paragraph-rsid="007a39b3" style:font-size-asian="10.5pt" style:font-weight-asian="normal" style:font-size-complex="12pt" style:font-weight-complex="normal"/>
    </style:style>
    <style:style style:name="P159" style:family="paragraph" style:parent-style-name="Standard" style:list-style-name="L3">
      <style:paragraph-properties fo:text-align="start" style:justify-single-word="false"/>
      <style:text-properties fo:font-size="12pt" fo:font-weight="normal" officeooo:rsid="00057710" officeooo:paragraph-rsid="007b91b5" style:font-size-asian="10.5pt" style:font-weight-asian="normal" style:font-size-complex="12pt" style:font-weight-complex="normal"/>
    </style:style>
    <style:style style:name="P160" style:family="paragraph" style:parent-style-name="Standard" style:list-style-name="L5">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61" style:family="paragraph" style:parent-style-name="Standard" style:list-style-name="L7">
      <style:paragraph-properties fo:text-align="start" style:justify-single-word="false"/>
      <style:text-properties fo:font-size="12pt" fo:font-weight="normal" officeooo:rsid="00057710" officeooo:paragraph-rsid="007de9fd" style:font-size-asian="10.5pt" style:font-weight-asian="normal" style:font-size-complex="12pt" style:font-weight-complex="normal"/>
    </style:style>
    <style:style style:name="P162" style:family="paragraph" style:parent-style-name="Standard" style:list-style-name="L8">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63" style:family="paragraph" style:parent-style-name="Standard" style:list-style-name="L15">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64" style:family="paragraph" style:parent-style-name="Standard" style:list-style-name="L16">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65" style:family="paragraph" style:parent-style-name="Standard" style:list-style-name="L1">
      <style:paragraph-properties fo:text-align="start" style:justify-single-word="false"/>
      <style:text-properties fo:font-size="12pt" fo:font-weight="normal" officeooo:rsid="0072200e" officeooo:paragraph-rsid="0007c9cd" style:font-size-asian="10.5pt" style:font-weight-asian="normal" style:font-size-complex="12pt" style:font-weight-complex="normal"/>
    </style:style>
    <style:style style:name="P166" style:family="paragraph" style:parent-style-name="Standard" style:list-style-name="L2">
      <style:paragraph-properties fo:text-align="start" style:justify-single-word="false"/>
      <style:text-properties fo:font-size="12pt" fo:font-weight="normal" officeooo:rsid="0074775d" officeooo:paragraph-rsid="0074775d" style:font-size-asian="10.5pt" style:font-weight-asian="normal" style:font-size-complex="12pt" style:font-weight-complex="normal"/>
    </style:style>
    <style:style style:name="P167" style:family="paragraph" style:parent-style-name="Standard" style:list-style-name="L1">
      <style:paragraph-properties fo:text-align="start" style:justify-single-word="false"/>
      <style:text-properties fo:font-size="12pt" fo:font-weight="normal" officeooo:rsid="007e7a8e" officeooo:paragraph-rsid="007e7a8e" style:font-size-asian="10.5pt" style:font-weight-asian="normal" style:font-size-complex="12pt" style:font-weight-complex="normal"/>
    </style:style>
    <style:style style:name="P168" style:family="paragraph" style:parent-style-name="Standard" style:list-style-name="L5">
      <style:paragraph-properties fo:text-align="start" style:justify-single-word="false"/>
      <style:text-properties fo:font-size="12pt" fo:font-weight="normal" officeooo:rsid="007d2eb2" officeooo:paragraph-rsid="007de9fd" style:font-size-asian="10.5pt" style:font-weight-asian="normal" style:font-size-complex="12pt" style:font-weight-complex="normal"/>
    </style:style>
    <style:style style:name="P169" style:family="paragraph" style:parent-style-name="Standard" style:list-style-name="L1">
      <style:paragraph-properties fo:text-align="start" style:justify-single-word="false"/>
      <style:text-properties fo:font-size="12pt" fo:font-weight="normal" officeooo:rsid="0086e122" officeooo:paragraph-rsid="0086e122" style:font-size-asian="10.5pt" style:font-weight-asian="normal" style:font-size-complex="12pt" style:font-weight-complex="normal"/>
    </style:style>
    <style:style style:name="P170" style:family="paragraph" style:parent-style-name="Standard" style:list-style-name="L1">
      <style:paragraph-properties fo:text-align="start" style:justify-single-word="false"/>
      <style:text-properties fo:font-size="12pt" fo:font-weight="normal" officeooo:rsid="0086e122" officeooo:paragraph-rsid="008a918c" style:font-size-asian="10.5pt" style:font-weight-asian="normal" style:font-size-complex="12pt" style:font-weight-complex="normal"/>
    </style:style>
    <style:style style:name="P171" style:family="paragraph" style:parent-style-name="Standard" style:list-style-name="L1">
      <style:paragraph-properties fo:text-align="start" style:justify-single-word="false"/>
      <style:text-properties fo:font-size="12pt" fo:font-weight="normal" officeooo:rsid="008a918c" officeooo:paragraph-rsid="008a918c" style:font-size-asian="10.5pt" style:font-weight-asian="normal" style:font-size-complex="12pt" style:font-weight-complex="normal"/>
    </style:style>
    <style:style style:name="P172" style:family="paragraph" style:parent-style-name="Standard" style:list-style-name="L3">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173" style:family="paragraph" style:parent-style-name="Standard" style:list-style-name="L16">
      <style:paragraph-properties fo:text-align="start" style:justify-single-word="false"/>
      <style:text-properties style:font-name="Liberation Serif" fo:font-size="12pt" fo:font-weight="normal" officeooo:rsid="00754c42" officeooo:paragraph-rsid="008b74ce" style:font-size-asian="10.5pt" style:font-weight-asian="normal" style:font-size-complex="12pt" style:font-weight-complex="normal"/>
    </style:style>
    <style:style style:name="P174" style:family="paragraph" style:parent-style-name="Standard" style:list-style-name="L5">
      <style:paragraph-properties fo:text-align="start" style:justify-single-word="false"/>
      <style:text-properties style:font-name="Liberation Serif" fo:font-size="12pt" fo:font-weight="normal" officeooo:rsid="007de9fd" officeooo:paragraph-rsid="007de9fd" style:font-size-asian="10.5pt" style:font-weight-asian="normal" style:font-size-complex="12pt" style:font-weight-complex="normal"/>
    </style:style>
    <style:style style:name="P175" style:family="paragraph" style:parent-style-name="Standard" style:list-style-name="L5">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176" style:family="paragraph" style:parent-style-name="Standard" style:list-style-name="L6">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177" style:family="paragraph" style:parent-style-name="Standard" style:list-style-name="L8">
      <style:paragraph-properties fo:text-align="start" style:justify-single-word="false"/>
      <style:text-properties style:font-name="Liberation Serif" fo:font-size="12pt" fo:font-weight="normal" officeooo:rsid="008199ff" officeooo:paragraph-rsid="008199ff" style:font-size-asian="10.5pt" style:font-weight-asian="normal" style:font-size-complex="12pt" style:font-weight-complex="normal"/>
    </style:style>
    <style:style style:name="P178" style:family="paragraph" style:parent-style-name="Standard" style:list-style-name="L9">
      <style:paragraph-properties fo:text-align="start" style:justify-single-word="false"/>
      <style:text-properties style:font-name="Liberation Serif" fo:font-size="12pt" fo:font-weight="normal" officeooo:rsid="0084eb2e" officeooo:paragraph-rsid="0084eb2e" style:font-size-asian="10.5pt" style:font-weight-asian="normal" style:font-size-complex="12pt" style:font-weight-complex="normal"/>
    </style:style>
    <style:style style:name="P179" style:family="paragraph" style:parent-style-name="Standard" style:list-style-name="L10">
      <style:paragraph-properties fo:text-align="start" style:justify-single-word="false"/>
      <style:text-properties style:font-name="Liberation Serif" fo:font-size="12pt" fo:font-weight="normal" officeooo:rsid="00057710" officeooo:paragraph-rsid="0084eb2e" style:font-size-asian="10.5pt" style:font-weight-asian="normal" style:font-size-complex="12pt" style:font-weight-complex="normal"/>
    </style:style>
    <style:style style:name="P180" style:family="paragraph" style:parent-style-name="Standard" style:list-style-name="L13">
      <style:paragraph-properties fo:text-align="start" style:justify-single-word="false"/>
      <style:text-properties style:font-name="Liberation Serif" fo:font-size="12pt" fo:font-weight="normal" officeooo:rsid="00057710" officeooo:paragraph-rsid="008799ae" style:font-size-asian="10.5pt" style:font-weight-asian="normal" style:font-size-complex="12pt" style:font-weight-complex="normal"/>
    </style:style>
    <style:style style:name="P181" style:family="paragraph" style:parent-style-name="Standard" style:list-style-name="L1">
      <style:paragraph-properties fo:text-align="start" style:justify-single-word="false"/>
      <style:text-properties style:font-name="Liberation Serif" fo:font-size="12pt" fo:font-weight="normal" officeooo:rsid="00057710" officeooo:paragraph-rsid="008d18e6" style:font-size-asian="10.5pt" style:font-weight-asian="normal" style:font-size-complex="12pt" style:font-weight-complex="normal"/>
    </style:style>
    <style:style style:name="P182" style:family="paragraph" style:parent-style-name="Standard" style:list-style-name="L1">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183" style:family="paragraph" style:parent-style-name="Standard" style:list-style-name="L1">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184" style:family="paragraph" style:parent-style-name="Standard" style:list-style-name="L12">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185" style:family="paragraph" style:parent-style-name="Standard" style:list-style-name="L14">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186" style:family="paragraph" style:parent-style-name="Standard" style:list-style-name="L15">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187" style:family="paragraph" style:parent-style-name="Standard" style:list-style-name="L15">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188" style:family="paragraph" style:parent-style-name="Standard" style:list-style-name="L15">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89" style:family="paragraph" style:parent-style-name="Standard" style:list-style-name="L18">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90" style:family="paragraph" style:parent-style-name="Standard" style:list-style-name="L19">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91" style:family="paragraph" style:parent-style-name="Standard" style:list-style-name="L17">
      <style:paragraph-properties fo:text-align="start" style:justify-single-word="false"/>
      <style:text-properties style:font-name="Liberation Serif" fo:font-size="12pt" fo:font-weight="normal" officeooo:rsid="008e318e" officeooo:paragraph-rsid="008e318e" style:font-size-asian="10.5pt" style:font-weight-asian="normal" style:font-size-complex="12pt" style:font-weight-complex="normal"/>
    </style:style>
    <style:style style:name="P192" style:family="paragraph" style:parent-style-name="Standard" style:list-style-name="L20">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193" style:family="paragraph" style:parent-style-name="Standard" style:list-style-name="L4">
      <style:paragraph-properties fo:text-align="start" style:justify-single-word="false"/>
      <style:text-properties officeooo:paragraph-rsid="007d2eb2"/>
    </style:style>
    <style:style style:name="P194" style:family="paragraph" style:parent-style-name="Standard" style:list-style-name="L8">
      <style:paragraph-properties fo:text-align="start" style:justify-single-word="false"/>
      <style:text-properties officeooo:paragraph-rsid="008199ff"/>
    </style:style>
    <style:style style:name="P195" style:family="paragraph" style:parent-style-name="Standard" style:list-style-name="L11">
      <style:paragraph-properties fo:text-align="start" style:justify-single-word="false"/>
      <style:text-properties officeooo:paragraph-rsid="0086e122"/>
    </style:style>
    <style:style style:name="P196" style:family="paragraph" style:parent-style-name="Standard">
      <style:text-properties officeooo:rsid="00b9febd" officeooo:paragraph-rsid="00b9febd"/>
    </style:style>
    <style:style style:name="P197" style:family="paragraph" style:parent-style-name="Standard">
      <style:text-properties fo:font-weight="bold" officeooo:rsid="00bba596" officeooo:paragraph-rsid="00bba596" style:font-weight-asian="bold" style:font-weight-complex="bold"/>
    </style:style>
    <style:style style:name="P198" style:family="paragraph" style:parent-style-name="Standard">
      <style:text-properties fo:font-weight="normal" officeooo:rsid="00bba596" officeooo:paragraph-rsid="00bba596" style:font-weight-asian="normal" style:font-weight-complex="normal"/>
    </style:style>
    <style:style style:name="T1" style:family="text">
      <style:text-properties officeooo:rsid="00063975"/>
    </style:style>
    <style:style style:name="T2" style:family="text">
      <style:text-properties officeooo:rsid="0007c9cd"/>
    </style:style>
    <style:style style:name="T3" style:family="text">
      <style:text-properties officeooo:rsid="007087d4"/>
    </style:style>
    <style:style style:name="T4" style:family="text">
      <style:text-properties officeooo:rsid="00728eef"/>
    </style:style>
    <style:style style:name="T5" style:family="text">
      <style:text-properties officeooo:rsid="0074775d"/>
    </style:style>
    <style:style style:name="T6" style:family="text">
      <style:text-properties officeooo:rsid="00754c42"/>
    </style:style>
    <style:style style:name="T7" style:family="text">
      <style:text-properties officeooo:rsid="007d2eb2"/>
    </style:style>
    <style:style style:name="T8" style:family="text">
      <style:text-properties style:font-name="Liberation Serif"/>
    </style:style>
    <style:style style:name="T9" style:family="text">
      <style:text-properties style:font-name="Liberation Serif" fo:font-size="12pt" fo:font-weight="normal" style:font-size-asian="10.5pt" style:font-weight-asian="normal" style:font-size-complex="12pt" style:font-weight-complex="normal"/>
    </style:style>
    <style:style style:name="T10" style:family="text">
      <style:text-properties style:font-name="Liberation Serif" fo:font-size="12pt" fo:font-weight="normal" officeooo:rsid="0007c9cd" style:font-size-asian="10.5pt" style:font-weight-asian="normal" style:font-size-complex="12pt" style:font-weight-complex="normal"/>
    </style:style>
    <style:style style:name="T11" style:family="text">
      <style:text-properties style:font-name="Liberation Serif" fo:font-size="12pt" fo:font-weight="normal" officeooo:rsid="007de9fd" style:font-size-asian="10.5pt" style:font-weight-asian="normal" style:font-size-complex="12pt" style:font-weight-complex="normal"/>
    </style:style>
    <style:style style:name="T12" style:family="text">
      <style:text-properties style:font-name="Liberation Serif" fo:font-size="12pt" fo:font-weight="normal" officeooo:rsid="008199ff" style:font-size-asian="10.5pt" style:font-weight-asian="normal" style:font-size-complex="12pt" style:font-weight-complex="normal"/>
    </style:style>
    <style:style style:name="T13" style:family="text">
      <style:text-properties style:font-name="Liberation Serif" fo:font-size="12pt" fo:font-weight="normal" officeooo:rsid="0086e122" style:font-size-asian="10.5pt" style:font-weight-asian="normal" style:font-size-complex="12pt" style:font-weight-complex="normal"/>
    </style:style>
    <style:style style:name="T14" style:family="text">
      <style:text-properties style:font-name="Liberation Serif" fo:font-size="12pt" fo:font-weight="normal" officeooo:rsid="00b1a8f7" style:font-size-asian="10.5pt" style:font-weight-asian="normal" style:font-size-complex="12pt" style:font-weight-complex="normal"/>
    </style:style>
    <style:style style:name="T15" style:family="text">
      <style:text-properties style:font-name="Liberation Serif" fo:font-size="12pt" fo:font-weight="normal" officeooo:rsid="00b1b418" style:font-size-asian="10.5pt" style:font-weight-asian="normal" style:font-size-complex="12pt" style:font-weight-complex="normal"/>
    </style:style>
    <style:style style:name="T16" style:family="text">
      <style:text-properties style:font-name="Liberation Serif" fo:font-size="12pt" fo:font-weight="normal" style:font-size-asian="12pt" style:font-weight-asian="normal" style:font-size-complex="12pt" style:font-weight-complex="normal"/>
    </style:style>
    <style:style style:name="T17" style:family="text">
      <style:text-properties style:font-name="Liberation Serif" fo:font-size="12pt" fo:font-weight="normal" officeooo:rsid="00b98238" style:font-size-asian="12pt" style:font-weight-asian="normal" style:font-size-complex="12pt" style:font-weight-complex="normal"/>
    </style:style>
    <style:style style:name="T18" style:family="text">
      <style:text-properties style:font-name="Liberation Serif" fo:font-size="12pt" style:font-size-asian="12pt" style:font-size-complex="12pt"/>
    </style:style>
    <style:style style:name="T19" style:family="text">
      <style:text-properties style:font-name="Liberation Serif" officeooo:rsid="0007c9cd"/>
    </style:style>
    <style:style style:name="T20" style:family="text">
      <style:text-properties style:font-name="Liberation Serif" officeooo:rsid="007d2eb2"/>
    </style:style>
    <style:style style:name="T21" style:family="text">
      <style:text-properties style:font-name="Liberation Serif" officeooo:rsid="007e7a8e"/>
    </style:style>
    <style:style style:name="T22" style:family="text">
      <style:text-properties style:font-name="Liberation Serif" officeooo:rsid="00806349"/>
    </style:style>
    <style:style style:name="T23" style:family="text">
      <style:text-properties style:font-name="Liberation Serif" officeooo:rsid="00809156"/>
    </style:style>
    <style:style style:name="T24" style:family="text">
      <style:text-properties style:font-name="Liberation Serif" officeooo:rsid="008199ff"/>
    </style:style>
    <style:style style:name="T25" style:family="text">
      <style:text-properties style:font-name="Liberation Serif" officeooo:rsid="0086e122"/>
    </style:style>
    <style:style style:name="T26" style:family="text">
      <style:text-properties style:font-name="Liberation Serif" officeooo:rsid="008a918c"/>
    </style:style>
    <style:style style:name="T27" style:family="text">
      <style:text-properties style:font-name="Liberation Serif" officeooo:rsid="009d2add"/>
    </style:style>
    <style:style style:name="T28" style:family="text">
      <style:text-properties officeooo:rsid="00806349"/>
    </style:style>
    <style:style style:name="T29" style:family="text">
      <style:text-properties officeooo:rsid="008199ff"/>
    </style:style>
    <style:style style:name="T30" style:family="text">
      <style:text-properties officeooo:rsid="007de9fd"/>
    </style:style>
    <style:style style:name="T31" style:family="text">
      <style:text-properties officeooo:rsid="0086e122"/>
    </style:style>
    <style:style style:name="T32" style:family="text">
      <style:text-properties officeooo:rsid="00893d83"/>
    </style:style>
    <style:style style:name="T33" style:family="text">
      <style:text-properties officeooo:rsid="008a918c"/>
    </style:style>
    <style:style style:name="T34" style:family="text">
      <style:text-properties officeooo:rsid="008b74ce"/>
    </style:style>
    <style:style style:name="T35" style:family="text">
      <style:text-properties officeooo:rsid="008c507a"/>
    </style:style>
    <style:style style:name="T36" style:family="text">
      <style:text-properties officeooo:rsid="0095a702"/>
    </style:style>
    <style:style style:name="T37" style:family="text">
      <style:text-properties officeooo:rsid="00972f87"/>
    </style:style>
    <style:style style:name="T38" style:family="text">
      <style:text-properties officeooo:rsid="009a4234"/>
    </style:style>
    <style:style style:name="T39" style:family="text">
      <style:text-properties officeooo:rsid="009c09ad"/>
    </style:style>
    <style:style style:name="T40" style:family="text">
      <style:text-properties officeooo:rsid="009d2add"/>
    </style:style>
    <style:style style:name="T41" style:family="text">
      <style:text-properties officeooo:rsid="009d4811"/>
    </style:style>
    <style:style style:name="T42" style:family="text">
      <style:text-properties officeooo:rsid="009de6c6"/>
    </style:style>
    <style:style style:name="T43" style:family="text">
      <style:text-properties officeooo:rsid="00a13cd5"/>
    </style:style>
    <style:style style:name="T44" style:family="text">
      <style:text-properties officeooo:rsid="00a2cde2"/>
    </style:style>
    <style:style style:name="T45" style:family="text">
      <style:text-properties officeooo:rsid="00a352b3"/>
    </style:style>
    <style:style style:name="T46" style:family="text">
      <style:text-properties officeooo:rsid="00a58ff3"/>
    </style:style>
    <style:style style:name="T47" style:family="text">
      <style:text-properties fo:font-weight="normal" style:font-weight-asian="normal" style:font-weight-complex="normal"/>
    </style:style>
    <style:style style:name="T48" style:family="text">
      <style:text-properties fo:font-weight="normal" officeooo:rsid="00b98238" style:font-size-asian="10.5pt" style:font-weight-asian="normal" style:font-size-complex="12pt" style:font-weight-complex="normal"/>
    </style:style>
    <style:style style:name="T49" style:family="text">
      <style:text-properties fo:font-weight="normal" officeooo:rsid="00b9febd" style:font-size-asian="10.5pt" style:font-weight-asian="normal" style:font-size-complex="12pt" style:font-weight-complex="normal"/>
    </style:style>
    <style:style style:name="T50" style:family="text">
      <style:text-properties officeooo:rsid="00a68cee"/>
    </style:style>
    <style:style style:name="T51" style:family="text">
      <style:text-properties officeooo:rsid="00a7fba4"/>
    </style:style>
    <style:style style:name="T52" style:family="text">
      <style:text-properties officeooo:rsid="00aa1105"/>
    </style:style>
    <style:style style:name="T53" style:family="text">
      <style:text-properties officeooo:rsid="00aaf4be"/>
    </style:style>
    <style:style style:name="T54" style:family="text">
      <style:text-properties officeooo:rsid="00ad837a"/>
    </style:style>
    <style:style style:name="T55" style:family="text">
      <style:text-properties officeooo:rsid="00ae7eda"/>
    </style:style>
    <style:style style:name="T56" style:family="text">
      <style:text-properties officeooo:rsid="00b05424"/>
    </style:style>
    <style:style style:name="T57" style:family="text">
      <style:text-properties officeooo:rsid="00b15d16"/>
    </style:style>
    <style:style style:name="T58" style:family="text">
      <style:text-properties officeooo:rsid="00b1a8f7"/>
    </style:style>
    <style:style style:name="T59" style:family="text">
      <style:text-properties officeooo:rsid="00b3be94"/>
    </style:style>
    <style:style style:name="T60" style:family="text">
      <style:text-properties officeooo:rsid="00b45fd7"/>
    </style:style>
    <style:style style:name="T61" style:family="text">
      <style:text-properties officeooo:rsid="00b61f84"/>
    </style:style>
    <style:style style:name="T62" style:family="text">
      <style:text-properties officeooo:rsid="00b98238"/>
    </style:style>
    <style:style style:name="T63" style:family="text">
      <style:text-properties style:font-name="Liberation Serif1" style:font-size-asian="12pt"/>
    </style:style>
    <style:style style:name="T64" style:family="text">
      <style:text-properties style:font-name="Liberation Serif1" officeooo:rsid="00b98238" style:font-size-asian="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ri <text:span text:style-name="T1">fred</text:span> GS</text:p>
      <text:p text:style-name="P33"/>
      <text:p text:style-name="P33"/>
      <text:p text:style-name="P33">Di<text:span text:style-name="T4">marts</text:span><text:tab/>2<text:span text:style-name="T4">4</text:span>/09/2<text:span text:style-name="T3">4</text:span></text:p>
      <text:p text:style-name="P13">Comentat </text:p>
      <text:list xml:id="list4225884486014643848" text:style-name="L1">
        <text:list-item>
          <text:p text:style-name="P151">Document <text:a xlink:type="simple" xlink:href="https://paulinoposada.github.io/web_fred/web_fred_2425/documents/presentacio_modul.pdf">presentació</text:a></text:p>
        </text:list-item>
        <text:list-item>
          <text:p text:style-name="P152"><text:a xlink:type="simple" xlink:href="https://paulinoposada.github.io/web_fred/web_fred_2425/index_fred_2425.html"><text:span text:style-name="T2">Lloc web</text:span></text:a></text:p>
        </text:list-item>
        <text:list-item>
          <text:p text:style-name="P165">Treball autònom tasca 1</text:p>
        </text:list-item>
        <text:list-item>
          <text:p text:style-name="P153"><text:span text:style-name="T2">Començat amb apunts, </text:span><text:a xlink:type="simple" xlink:href="https://paulinoposada.github.io/web_fred/web_fred_2425/apunts/unitat_1/fred_apunts_ud_1_1_gs.pdf"><text:span text:style-name="T2">unitat 1.1</text:span></text:a><text:span text:style-name="T2">, arribat fins 1.2.1 La direcció del calor</text:span></text:p>
        </text:list-item>
      </text:list>
      <text:p text:style-name="P2"/>
      <text:p text:style-name="P2"/>
      <text:p text:style-name="P34">Di<text:span text:style-name="T4">mecres</text:span><text:tab/>2<text:span text:style-name="T5">5</text:span>/09/2<text:span text:style-name="T3">4</text:span></text:p>
      <text:p text:style-name="P14"><text:s/></text:p>
      <text:list xml:id="list3363416034428944284" text:style-name="L2">
        <text:list-item>
          <text:p text:style-name="P158"><text:span text:style-name="T2">Continuat amb apunts, </text:span><text:a xlink:type="simple" xlink:href="https://paulinoposada.github.io/web_fred/web_fred_2425/apunts/unitat_1/fred_apunts_ud_1_1_gs.pdf"><text:span text:style-name="T2">unitat 1.1</text:span></text:a><text:span text:style-name="T2">, arribat fins 1.3.2 Condensador</text:span></text:p>
        </text:list-item>
        <text:list-item>
          <text:p text:style-name="P166">Presentat funcionament datalogger (mesurament temperatures gel, aigua bullint i ambient)</text:p>
        </text:list-item>
      </text:list>
      <text:p text:style-name="P51"/>
      <text:p text:style-name="P51"/>
      <text:p text:style-name="P34">Di<text:span text:style-name="T6">jous<text:tab/></text:span><text:tab/>2<text:span text:style-name="T6">6</text:span>/09/2<text:span text:style-name="T3">4</text:span></text:p>
      <text:p text:style-name="P14"><text:s/></text:p>
      <text:list xml:id="list5097308826877210602" text:style-name="L3">
        <text:list-item>
          <text:p text:style-name="P159"><text:span text:style-name="T2">Continuat amb apunts, </text:span><text:a xlink:type="simple" xlink:href="https://paulinoposada.github.io/web_fred/web_fred_2425/apunts/unitat_1/fred_apunts_ud_1_1_gs.pdf"><text:span text:style-name="T2">unitat 1.1</text:span></text:a><text:span text:style-name="T2">, arribat fins 1.3.6 El circuito de un equipo reversible (bomba de calor)</text:span></text:p>
        </text:list-item>
        <text:list-item>
          <text:p text:style-name="P172">Baixat a taller comentat components simulador</text:p>
        </text:list-item>
      </text:list>
      <text:p text:style-name="P60"/>
      <text:p text:style-name="P60"/>
      <text:p text:style-name="P34">Di<text:span text:style-name="T6">vendres<text:tab/></text:span>2<text:span text:style-name="T6">7</text:span>/09/2<text:span text:style-name="T3">4</text:span></text:p>
      <text:p text:style-name="P14"><text:s/></text:p>
      <text:list xml:id="list6559165154018200161" text:style-name="L4">
        <text:list-item>
          <text:p text:style-name="P193"><text:span text:style-name="T10">Continuat amb apunts, <text:s/></text:span><text:a xlink:type="simple" xlink:href="https://paulinoposada.github.io/web_fred/web_fred_2425/apunts/unitat_1/fred_apunts_ud_1_1_gs.pdf"><text:span text:style-name="T10">unitat 1.1</text:span></text:a><text:span text:style-name="T10">, arribat fins 1.3.8.4 Bomba de vacío</text:span></text:p>
        </text:list-item>
      </text:list>
      <text:p text:style-name="P65"/>
      <text:p text:style-name="P65"/>
      <text:p text:style-name="P65"/>
      <text:p text:style-name="P35">Di<text:span text:style-name="T4">marts</text:span><text:tab/><text:span text:style-name="T7">01</text:span>/<text:span text:style-name="T7">10</text:span>/2<text:span text:style-name="T3">4</text:span></text:p>
      <text:p text:style-name="P15"/>
      <text:list xml:id="list73054085615575" text:continue-list="list4225884486014643848" text:style-name="L1">
        <text:list-item>
          <text:p text:style-name="P154"><text:span text:style-name="T19">Continuat amb apunts, <text:s/></text:span><text:a xlink:type="simple" xlink:href="https://paulinoposada.github.io/web_fred/web_fred_2425/apunts/unitat_1/fred_apunts_ud_1_1_gs.pdf"><text:span text:style-name="T19">unitat 1.1</text:span></text:a><text:span text:style-name="T19">, arribat fins </text:span><text:span text:style-name="T20">1.4 Ejercicios. </text:span><text:span text:style-name="T21">Fet exercicis fins 1.4-6.</text:span></text:p>
        </text:list-item>
        <text:list-item>
          <text:p text:style-name="P167"><text:span text:style-name="T21">C</text:span><text:span text:style-name="T8">omentat funcionament simulador fred vell.</text:span></text:p>
        </text:list-item>
      </text:list>
      <text:p text:style-name="P3"/>
      <text:p text:style-name="P3"/>
      <text:p text:style-name="P35">Di<text:span text:style-name="T4">mecres</text:span><text:tab/><text:span text:style-name="T7">02</text:span>/<text:span text:style-name="T7">10</text:span>/2<text:span text:style-name="T3">4</text:span></text:p>
      <text:p text:style-name="P15"><text:s/></text:p>
      <text:list xml:id="list8616749047966574295" text:style-name="L5">
        <text:list-item>
          <text:p text:style-name="P160"><text:span text:style-name="T19">Continuat amb apunts, <text:s/></text:span><text:a xlink:type="simple" xlink:href="https://paulinoposada.github.io/web_fred/web_fred_2425/apunts/unitat_1/fred_apunts_ud_1_1_gs.pdf"><text:span text:style-name="T19">unitat 1.1</text:span></text:a><text:span text:style-name="T19">, arribat </text:span><text:span text:style-name="T22">al final, 1.5.2 Soldadura fuerte</text:span></text:p>
        </text:list-item>
        <text:list-item>
          <text:p text:style-name="P168"><text:span text:style-name="T19">D</text:span><text:span text:style-name="T8">emostració soldadura tova</text:span></text:p>
        </text:list-item>
        <text:list-item>
          <text:p text:style-name="P174"><text:span text:style-name="T28">Reparto material per</text:span> <text:a xlink:type="simple" xlink:href="https://paulinoposada.github.io/web_fred/documents/practica_soldadura_blanda.pdf">pràctica soldadura tova</text:a></text:p>
        </text:list-item>
        <text:list-item>
          <text:p text:style-name="P175">Inspeccionem chiller portat per Agustin per fer prova de funcionament al taller.</text:p>
        </text:list-item>
      </text:list>
      <text:p text:style-name="P52"/>
      <text:p text:style-name="P52"/>
      <text:p text:style-name="P35">Di<text:span text:style-name="T6">jous<text:tab/></text:span><text:tab/><text:span text:style-name="T7">03</text:span>/<text:span text:style-name="T7">10</text:span>/2<text:span text:style-name="T3">4</text:span></text:p>
      <text:p text:style-name="P15"><text:s/></text:p>
      <text:list xml:id="list3625951458941130366" text:style-name="L6">
        <text:list-item>
          <text:p text:style-name="P176">Sortida amb Javier Catbajosa</text:p>
        </text:list-item>
      </text:list>
      <text:p text:style-name="P61"/>
      <text:p text:style-name="P61"/>
      <text:p text:style-name="P35"/>
      <text:p text:style-name="P145">Di<text:span text:style-name="T6">vendres<text:tab/>04</text:span>/<text:span text:style-name="T7">10</text:span>/2<text:span text:style-name="T3">4</text:span></text:p>
      <text:p text:style-name="P15"><text:s/></text:p>
      <text:list xml:id="list7556108461482536668" text:style-name="L7">
        <text:list-item>
          <text:p text:style-name="P161"><text:span text:style-name="T19">Co</text:span><text:span text:style-name="T23">mencem amb els</text:span><text:span text:style-name="T19"> apunts </text:span><text:span text:style-name="T23">de la </text:span><text:a xlink:type="simple" xlink:href="https://paulinoposada.github.io/web_fred/web_fred_2425/apunts/unitat_1/fred_apunts_ud_1_2_gs.pdf"><text:span text:style-name="T23">unitat 1.2</text:span></text:a><text:span text:style-name="T19">, arribat fins </text:span><text:span text:style-name="T23">exercicis 1.3 Ejercicios temperatura y presión</text:span></text:p>
        </text:list-item>
      </text:list>
      <text:p text:style-name="P65"/>
      <text:p text:style-name="P65"/>
      <text:p text:style-name="P65"/>
      <text:p text:style-name="P65"/>
      <text:p text:style-name="P36">Di<text:span text:style-name="T4">marts</text:span><text:tab/><text:span text:style-name="T7">08</text:span>/<text:span text:style-name="T7">10</text:span>/2<text:span text:style-name="T3">4</text:span></text:p>
      <text:p text:style-name="P16"/>
      <text:list xml:id="list73055603807343" text:continue-list="list73054085615575" text:style-name="L1">
        <text:list-item>
          <text:p text:style-name="P155"><text:span text:style-name="T19">Continuat amb apunts, <text:s/></text:span><text:a xlink:type="simple" xlink:href="https://paulinoposada.github.io/web_fred/web_fred_2425/apunts/unitat_1/fred_apunts_ud_1_2_gs.pdf"><text:span text:style-name="T23">unitat 1.2</text:span></text:a><text:span text:style-name="T19">, arribat fins </text:span><text:span text:style-name="T20">1.</text:span><text:span text:style-name="T24">5</text:span><text:span text:style-name="T20"> Ejercicios </text:span><text:span text:style-name="T24">energía y potencia</text:span><text:span text:style-name="T20">. </text:span><text:span text:style-name="T21">Fet exercicis fins 1.</text:span><text:span text:style-name="T24">5</text:span><text:span text:style-name="T21">-</text:span><text:span text:style-name="T24">3</text:span><text:span text:style-name="T21">.</text:span></text:p>
        </text:list-item>
      </text:list>
      <text:p text:style-name="P4"/>
      <text:p text:style-name="P4"/>
      <text:p text:style-name="P36">Di<text:span text:style-name="T4">mecres</text:span><text:tab/><text:span text:style-name="T7">09</text:span>/<text:span text:style-name="T7">10</text:span>/2<text:span text:style-name="T3">4</text:span></text:p>
      <text:p text:style-name="P16"><text:s/></text:p>
      <text:list xml:id="list777921874832018016" text:style-name="L8">
        <text:list-item>
          <text:p text:style-name="P162"><text:span text:style-name="T19">Continuat amb apunts, <text:s/></text:span><text:a xlink:type="simple" xlink:href="https://paulinoposada.github.io/web_fred/web_fred_2425/apunts/unitat_1/fred_apunts_ud_1_2_gs.pdf"><text:span text:style-name="T23">unitat 1.2</text:span></text:a><text:span text:style-name="T19">, </text:span><text:span text:style-name="T24">fet exercicis 1.5-4 a 6.</text:span></text:p>
        </text:list-item>
        <text:list-item>
          <text:p text:style-name="P177">Comentat apartats 1.6.1 Calor específico, 1.6.2 Cambio de estado, calor sensible y latente, començat amb 1.6.3 Transmisión del calor. </text:p>
        </text:list-item>
        <text:list-item>
          <text:p text:style-name="P194"><text:span text:style-name="T12">Començ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3"/>
      <text:p text:style-name="P53"/>
      <text:p text:style-name="P36">Di<text:span text:style-name="T6">jous<text:tab/></text:span><text:tab/><text:span text:style-name="T29">10</text:span>/<text:span text:style-name="T7">10</text:span>/2<text:span text:style-name="T3">4</text:span></text:p>
      <text:p text:style-name="P16"><text:s/></text:p>
      <text:list xml:id="list7034120847313945034" text:style-name="L9">
        <text:list-item>
          <text:p text:style-name="P178">Continuem amb la<text:span text:style-name="T30"> </text:span><text:a xlink:type="simple" xlink:href="https://paulinoposada.github.io/web_fred/documents/practica_soldadura_blanda.pdf"><text:span text:style-name="T30">pràctica soldadura tova</text:span></text:a><text:span text:style-name="T30">.</text:span></text:p>
        </text:list-item>
      </text:list>
      <text:p text:style-name="P62"/>
      <text:p text:style-name="P36"/>
      <text:p text:style-name="P36">Di<text:span text:style-name="T6">vendres<text:tab/>11</text:span>/<text:span text:style-name="T7">10</text:span>/2<text:span text:style-name="T3">4</text:span></text:p>
      <text:p text:style-name="P16"><text:s/></text:p>
      <text:list xml:id="list1842770576640364503" text:style-name="L10">
        <text:list-item>
          <text:p text:style-name="P179"><text:span text:style-name="T2">Continuat amb apunts, <text:s/></text:span><text:a xlink:type="simple" xlink:href="https://paulinoposada.github.io/web_fred/web_fred_2425/apunts/unitat_1/fred_apunts_ud_1_2_gs.pdf"><text:span text:style-name="T2">unitat 1.2</text:span></text:a><text:span text:style-name="T2">, comentat l'exemple de tranmissió de calor a través d'una paret de la pàg. 19. </text:span></text:p>
        </text:list-item>
      </text:list>
      <text:p text:style-name="P66"/>
      <text:p text:style-name="P66"/>
      <text:p text:style-name="P37">Di<text:span text:style-name="T4">marts</text:span><text:tab/><text:span text:style-name="T7">15</text:span>/<text:span text:style-name="T7">10</text:span>/2<text:span text:style-name="T3">4</text:span></text:p>
      <text:p text:style-name="P17"/>
      <text:list xml:id="list73054906861387" text:continue-list="list73055603807343" text:style-name="L1">
        <text:list-item>
          <text:p text:style-name="P156"><text:span text:style-name="T19">Continuat amb apunts, <text:s/></text:span><text:a xlink:type="simple" xlink:href="https://paulinoposada.github.io/web_fred/web_fred_2425/apunts/unitat_1/fred_apunts_ud_1_2_gs.pdf"><text:span text:style-name="T23">unitat 1.2</text:span></text:a><text:span text:style-name="T19">, </text:span><text:span text:style-name="T25">terminat de comentar l'exemple </text:span><text:span text:style-name="T19">de tranmissió de calor a través d'una paret de la pàg. 19. </text:span></text:p>
        </text:list-item>
        <text:list-item>
          <text:p text:style-name="P169"><text:span text:style-name="T19">C</text:span><text:span text:style-name="T8">omentat apartat 1.6.5 Saturació, subrefredament i sobreescalfament</text:span></text:p>
        </text:list-item>
        <text:list-item>
          <text:p text:style-name="P183">Fet els exercicis 1.7.1 a 3.</text:p>
        </text:list-item>
      </text:list>
      <text:p text:style-name="P5"/>
      <text:p text:style-name="P5"/>
      <text:p text:style-name="P37">Di<text:span text:style-name="T4">mecres</text:span><text:tab/><text:span text:style-name="T31">16</text:span>/<text:span text:style-name="T7">10</text:span>/2<text:span text:style-name="T3">4</text:span></text:p>
      <text:p text:style-name="P17"><text:s/></text:p>
      <text:list xml:id="list2563231482471241962" text:style-name="L11">
        <text:list-item>
          <text:p text:style-name="P195"><text:span text:style-name="T13">Termin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4"/>
      <text:p text:style-name="P54"/>
      <text:p text:style-name="P37">Di<text:span text:style-name="T6">jous<text:tab/></text:span><text:tab/><text:span text:style-name="T29">17</text:span>/<text:span text:style-name="T7">10</text:span>/2<text:span text:style-name="T3">4</text:span></text:p>
      <text:p text:style-name="P17"><text:s/></text:p>
      <text:list xml:id="list4721917807696095328" text:style-name="L12">
        <text:list-item>
          <text:p text:style-name="P184">Come<text:span text:style-name="T32">n</text:span>çat pràctica <text:a xlink:type="simple" xlink:href="https://paulinoposada.github.io/web_fred/web_fred_2425/documents/practica_soldadura_forta.pdf">soldadura forta</text:a>.</text:p>
        </text:list-item>
      </text:list>
      <text:p text:style-name="P63"/>
      <text:p text:style-name="P37"/>
      <text:p text:style-name="P37"><text:soft-page-break/>Di<text:span text:style-name="T6">vendres<text:tab/>18</text:span>/<text:span text:style-name="T7">10</text:span>/2<text:span text:style-name="T3">4</text:span></text:p>
      <text:p text:style-name="P17"><text:s/></text:p>
      <text:list xml:id="list7224462452242339323" text:style-name="L13">
        <text:list-item>
          <text:p text:style-name="P180"><text:span text:style-name="T2">Continuat amb apunts, <text:s/></text:span><text:a xlink:type="simple" xlink:href="https://paulinoposada.github.io/web_fred/web_fred_2425/apunts/unitat_1/fred_apunts_ud_1_2_gs.pdf"><text:span text:style-name="T2">unitat 1.2</text:span></text:a><text:span text:style-name="T2">, comentat exercicis 1.7.6 i 7.</text:span></text:p>
        </text:list-item>
      </text:list>
      <text:p text:style-name="P67"/>
      <text:p text:style-name="P38">Di<text:span text:style-name="T4">marts</text:span><text:tab/><text:span text:style-name="T33">22</text:span>/<text:span text:style-name="T7">10</text:span>/2<text:span text:style-name="T3">4</text:span></text:p>
      <text:p text:style-name="P18"/>
      <text:list xml:id="list73055095208893" text:continue-list="list73054906861387" text:style-name="L1">
        <text:list-item>
          <text:p text:style-name="P157"><text:span text:style-name="T19">Continuat amb apunts, <text:s/></text:span><text:a xlink:type="simple" xlink:href="https://paulinoposada.github.io/web_fred/web_fred_2425/apunts/unitat_1/fred_apunts_ud_1_2_gs.pdf"><text:span text:style-name="T23">unitat 1.2</text:span></text:a><text:span text:style-name="T23">.</text:span><text:span text:style-name="T19"> </text:span></text:p>
        </text:list-item>
        <text:list-item>
          <text:p text:style-name="P170"><text:span text:style-name="T19">C</text:span><text:span text:style-name="T8">omentat apartat 1.</text:span><text:span text:style-name="T26">8.1 Compresión de un gas a temperatura constante.</text:span></text:p>
        </text:list-item>
        <text:list-item>
          <text:p text:style-name="P170"><text:span text:style-name="T19">C</text:span><text:span text:style-name="T26">omentat apartat 1.8.2 Expansión de un gas a presión constante.</text:span></text:p>
        </text:list-item>
        <text:list-item>
          <text:p text:style-name="P170"><text:span text:style-name="T19">C</text:span><text:span text:style-name="T26">omentat apartat 1.8.3 Mezcla de gases.</text:span></text:p>
        </text:list-item>
        <text:list-item>
          <text:p text:style-name="P171"><text:span text:style-name="T26">C</text:span><text:span text:style-name="T8">omencem amb l'apartat 1.8.4 Diagrama entálpìco (de Mollier)</text:span></text:p>
        </text:list-item>
      </text:list>
      <text:p text:style-name="P6"/>
      <text:p text:style-name="P6"/>
      <text:p text:style-name="P38">Di<text:span text:style-name="T4">mecres</text:span><text:tab/><text:span text:style-name="T33">23</text:span>/<text:span text:style-name="T7">10</text:span>/2<text:span text:style-name="T3">4</text:span></text:p>
      <text:p text:style-name="P18"><text:s/></text:p>
      <text:list xml:id="list1811769896365259924" text:style-name="L14">
        <text:list-item>
          <text:p text:style-name="P185">Co<text:span text:style-name="T34">ntinuat amb</text:span> pràctica <text:a xlink:type="simple" xlink:href="https://paulinoposada.github.io/web_fred/web_fred_2425/documents/practica_soldadura_forta.pdf">soldadura forta</text:a>.</text:p>
        </text:list-item>
      </text:list>
      <text:p text:style-name="P55"/>
      <text:p text:style-name="P55"/>
      <text:p text:style-name="P38">Di<text:span text:style-name="T6">jous<text:tab/></text:span><text:tab/><text:span text:style-name="T33">24</text:span>/<text:span text:style-name="T7">10</text:span>/2<text:span text:style-name="T3">4</text:span></text:p>
      <text:p text:style-name="P18"><text:s/></text:p>
      <text:list xml:id="list881620225585941158" text:style-name="L15">
        <text:list-item>
          <text:p text:style-name="P163"><text:span text:style-name="T19">Continuat amb apunts, <text:s/></text:span><text:a xlink:type="simple" xlink:href="https://paulinoposada.github.io/web_fred/web_fred_2425/apunts/unitat_1/fred_apunts_ud_1_2_gs.pdf"><text:span text:style-name="T23">unitat 1.2</text:span></text:a><text:span text:style-name="T23">.</text:span><text:span text:style-name="T19"> </text:span></text:p>
        </text:list-item>
        <text:list-item>
          <text:p text:style-name="P186"><text:span text:style-name="T2">C</text:span>omentat <text:span text:style-name="T35">exercici 1.7-5.</text:span></text:p>
        </text:list-item>
        <text:list-item>
          <text:p text:style-name="P187"><text:span text:style-name="T2">C</text:span>omentat apartat <text:span text:style-name="T35">1.8.4 Diagrama Mollier.</text:span></text:p>
        </text:list-item>
        <text:list-item>
          <text:p text:style-name="P188">Comentat exercicis 1.9-1 a 4. </text:p>
        </text:list-item>
      </text:list>
      <text:p text:style-name="P64"/>
      <text:p text:style-name="P38"/>
      <text:p text:style-name="P38">Di<text:span text:style-name="T6">vendres<text:tab/>25</text:span>/<text:span text:style-name="T7">10</text:span>/2<text:span text:style-name="T3">4</text:span></text:p>
      <text:p text:style-name="P18"><text:s/></text:p>
      <text:list xml:id="list6049549543142015090" text:style-name="L16">
        <text:list-item>
          <text:p text:style-name="P164"><text:span text:style-name="T19">Continuat amb apunts, <text:s/></text:span><text:a xlink:type="simple" xlink:href="https://paulinoposada.github.io/web_fred/web_fred_2425/apunts/unitat_1/fred_apunts_ud_1_2_gs.pdf"><text:span text:style-name="T23">unitat 1.2</text:span></text:a><text:span text:style-name="T23">.</text:span><text:span text:style-name="T19"> </text:span></text:p>
        </text:list-item>
      </text:list>
      <text:p text:style-name="P70"/>
      <text:list xml:id="list73055989257157" text:continue-numbering="true" text:style-name="L16">
        <text:list-header>
          <text:p text:style-name="P173"/>
        </text:list-header>
      </text:list>
      <text:p text:style-name="P39">Di<text:span text:style-name="T4">marts</text:span><text:tab/><text:span text:style-name="T33">29</text:span>/<text:span text:style-name="T7">10</text:span>/2<text:span text:style-name="T3">4</text:span></text:p>
      <text:p text:style-name="P19"/>
      <text:list xml:id="list73055337987514" text:continue-list="list73055095208893" text:style-name="L1">
        <text:list-item>
          <text:p text:style-name="P181"><text:span text:style-name="T2">Continuat amb apunts, <text:s/></text:span><text:a xlink:type="simple" xlink:href="https://paulinoposada.github.io/web_fred/web_fred_2425/apunts/unitat_1/fred_apunts_ud_1_2_gs.pdf"><text:span text:style-name="T2">unitat 1.2</text:span></text:a><text:span text:style-name="T2">, comentat exercicis 1.9-4 i 5, apartat 1.10 Caudal y velocidad y 1.10.1 Conservación del caudal</text:span></text:p>
        </text:list-item>
      </text:list>
      <text:p text:style-name="P7"/>
      <text:p text:style-name="P7"/>
      <text:p text:style-name="P39">Di<text:span text:style-name="T4">mecres</text:span><text:tab/><text:span text:style-name="T35">30</text:span>/<text:span text:style-name="T7">10</text:span>/2<text:span text:style-name="T3">4</text:span></text:p>
      <text:p text:style-name="P19"><text:s/></text:p>
      <text:list xml:id="list8434005743415991747" text:style-name="L17">
        <text:list-item>
          <text:p text:style-name="P191">Comentem exemple de càlcul de conservació de cabal.</text:p>
        </text:list-item>
        <text:list-item>
          <text:p text:style-name="P191">Posem en marxa la refredadora amb un sol circuit d'aigua, conexió sortida condensador a entrada evaporador y bomba multicel·lular (<text:a xlink:type="simple" xlink:href="https://paulinoposada.github.io/web_fred/web_fred_2425/documents/chiller_esquema.pdf">esquema</text:a>).</text:p>
        </text:list-item>
      </text:list>
      <text:p text:style-name="P56"/>
      <text:p text:style-name="P56"/>
      <text:p text:style-name="P39">Di<text:span text:style-name="T6">jous<text:tab/></text:span><text:tab/><text:span text:style-name="T35">31</text:span>/<text:span text:style-name="T7">10</text:span>/2<text:span text:style-name="T3">4</text:span></text:p>
      <text:p text:style-name="P19"><text:s/></text:p>
      <text:list xml:id="list7323220706440927090" text:style-name="L18">
        <text:list-item>
          <text:p text:style-name="P189">lliure centre</text:p>
        </text:list-item>
      </text:list>
      <text:p text:style-name="P39"/>
      <text:p text:style-name="P39">Di<text:span text:style-name="T6">vendres<text:tab/>01</text:span>/<text:span text:style-name="T7">11</text:span>/2<text:span text:style-name="T3">4</text:span></text:p>
      <text:p text:style-name="P19"><text:s/></text:p>
      <text:list xml:id="list7314320029467097235" text:style-name="L19">
        <text:list-item>
          <text:p text:style-name="P190"><text:span text:style-name="T2">T</text:span>ots Sants</text:p>
        </text:list-item>
      </text:list>
      <text:p text:style-name="P39"><text:soft-page-break/>Di<text:span text:style-name="T4">marts</text:span><text:tab/><text:span text:style-name="T35">05</text:span>/<text:span text:style-name="T7">11</text:span>/2<text:span text:style-name="T3">4</text:span></text:p>
      <text:p text:style-name="P19"/>
      <text:p text:style-name="P68"><text:span text:style-name="T2">Començat amb apunts, </text:span><text:a xlink:type="simple" xlink:href="https://paulinoposada.github.io/web_fred/web_fred_2425/apunts/unitat_1/fred_apunts_ud_1_3_gs.pdf"><text:span text:style-name="T2">unitat 1.3</text:span></text:a><text:span text:style-name="T2">.</text:span></text:p>
      <text:p text:style-name="P74">Comentat apartat 1.1.1 EER i COP</text:p>
      <text:p text:style-name="P74">1.1.2 Components de la instal·lació frigorífica</text:p>
      <text:p text:style-name="P74">Començat amb 1.1.3 Ciclo frigorífico en el diagrama p h</text:p>
      <text:list xml:id="list73055577807139" text:continue-list="list73055337987514" text:style-name="L1">
        <text:list-header>
          <text:p text:style-name="P182"/>
        </text:list-header>
      </text:list>
      <text:p text:style-name="P7"/>
      <text:p text:style-name="P7"/>
      <text:p text:style-name="P39">Di<text:span text:style-name="T4">mecres</text:span><text:tab/><text:span text:style-name="T35">06</text:span>/<text:span text:style-name="T7">11</text:span>/2<text:span text:style-name="T3">4</text:span></text:p>
      <text:p text:style-name="P19"><text:s/></text:p>
      <text:p text:style-name="P73"><text:span text:style-name="T34">Terminat amb</text:span> pràctica <text:a xlink:type="simple" xlink:href="https://paulinoposada.github.io/web_fred/web_fred_2425/documents/practica_soldadura_forta.pdf">soldadura forta</text:a>.</text:p>
      <text:p text:style-name="P75">Preparat pràctica refredadora</text:p>
      <text:p text:style-name="P69"><text:span text:style-name="T2">Continuat amb apunts, </text:span><text:a xlink:type="simple" xlink:href="https://paulinoposada.github.io/web_fred/web_fred_2425/apunts/unitat_1/fred_apunts_ud_1_3_gs.pdf"><text:span text:style-name="T2">unitat 1.3</text:span></text:a><text:span text:style-name="T2">. Comentat apartat 1.1.3 Ciclo frigorífico en el diagrama p h</text:span></text:p>
      <text:p text:style-name="P56"/>
      <text:p text:style-name="P56"/>
      <text:p text:style-name="P39">Di<text:span text:style-name="T6">jous<text:tab/></text:span><text:tab/><text:span text:style-name="T35">07</text:span>/<text:span text:style-name="T7">11</text:span>/2<text:span text:style-name="T3">4</text:span></text:p>
      <text:p text:style-name="P19"><text:s/></text:p>
      <text:p text:style-name="P71"><text:a xlink:type="simple" xlink:href="https://paulinoposada.github.io/web_fred/web_fred_2425/examens/241107_omf_map33b_examen.pdf">Examen</text:a></text:p>
      <text:p text:style-name="P39"/>
      <text:p text:style-name="P39">Di<text:span text:style-name="T6">vendres<text:tab/>08</text:span>/<text:span text:style-name="T7">11</text:span>/2<text:span text:style-name="T3">4</text:span></text:p>
      <text:p text:style-name="P19"><text:s/></text:p>
      <text:p text:style-name="P72">Comentem <text:a xlink:type="simple" xlink:href="https://paulinoposada.github.io/web_fred/web_fred_2425/examens/241107_omf_map33b_examen_sol.pdf">solució examen</text:a>.</text:p>
      <text:p text:style-name="P72"/>
      <text:p text:style-name="P72"/>
      <text:p text:style-name="P40">Di<text:span text:style-name="T4">marts</text:span><text:tab/><text:span text:style-name="T36">12</text:span>/<text:span text:style-name="T7">11</text:span>/2<text:span text:style-name="T3">4</text:span></text:p>
      <text:p text:style-name="P20"/>
      <text:p text:style-name="P77"><text:span text:style-name="T2">Continuat amb apunts, </text:span><text:a xlink:type="simple" xlink:href="https://paulinoposada.github.io/web_fred/web_fred_2425/apunts/unitat_1/fred_apunts_ud_1_3_gs.pdf"><text:span text:style-name="T2">unitat 1.3</text:span></text:a><text:span text:style-name="T2">. </text:span>Comencem a comentar l'exercici 1.2-1 (pàg. 12).</text:p>
      <text:p text:style-name="P8"/>
      <text:p text:style-name="P8"/>
      <text:p text:style-name="P40">Di<text:span text:style-name="T4">mecres</text:span><text:tab/><text:span text:style-name="T36">13</text:span>/<text:span text:style-name="T7">11</text:span>/2<text:span text:style-name="T3">4</text:span></text:p>
      <text:p text:style-name="P20"><text:s/></text:p>
      <text:p text:style-name="P81">Baixat al taller i mostrat com muntar i posar en marxa l'enfriadora.</text:p>
      <text:p text:style-name="P81">Terminat de comentar l'exercici 1.2-1. Comencat amb l'exercici 1.2-2.</text:p>
      <text:p text:style-name="P57"/>
      <text:p text:style-name="P57"/>
      <text:p text:style-name="P40">Di<text:span text:style-name="T6">jous<text:tab/></text:span><text:tab/><text:span text:style-name="T36">14</text:span>/<text:span text:style-name="T7">11</text:span>/2<text:span text:style-name="T3">4</text:span></text:p>
      <text:p text:style-name="P20"><text:s/></text:p>
      <text:p text:style-name="P76"><text:span text:style-name="T2">Continuat amb apunts, </text:span><text:a xlink:type="simple" xlink:href="https://paulinoposada.github.io/web_fred/web_fred_2425/apunts/unitat_1/fred_apunts_ud_1_3_gs.pdf"><text:span text:style-name="T2">unitat 1.3</text:span></text:a><text:span text:style-name="T2">.</text:span></text:p>
      <text:p text:style-name="P82">Comentat exercicis 1.2-2 <text:span text:style-name="T37">a 4</text:span>.</text:p>
      <text:p text:style-name="P40"/>
      <text:p text:style-name="P40">Di<text:span text:style-name="T6">vendres<text:tab/>15</text:span>/<text:span text:style-name="T7">11</text:span>/2<text:span text:style-name="T3">4</text:span></text:p>
      <text:p text:style-name="P20"><text:s/></text:p>
      <text:p text:style-name="P78"><text:span text:style-name="T2">Continuat amb apunts, </text:span><text:a xlink:type="simple" xlink:href="https://paulinoposada.github.io/web_fred/web_fred_2425/apunts/unitat_1/fred_apunts_ud_1_3_gs.pdf"><text:span text:style-name="T2">unitat 1.3</text:span></text:a><text:span text:style-name="T2">.</text:span></text:p>
      <text:p text:style-name="P83">Comentat exercici 1.2-5.</text:p>
      <text:p text:style-name="P78"/>
      <text:p text:style-name="P146">Di<text:span text:style-name="T4">marts</text:span><text:tab/><text:span text:style-name="T36">19</text:span>/<text:span text:style-name="T7">11</text:span>/2<text:span text:style-name="T3">4</text:span></text:p>
      <text:p text:style-name="P21"/>
      <text:p text:style-name="P79"><text:span text:style-name="T2">Continuat amb apunts, </text:span><text:a xlink:type="simple" xlink:href="https://paulinoposada.github.io/web_fred/web_fred_2425/apunts/unitat_1/fred_apunts_ud_1_3_gs.pdf"><text:span text:style-name="T2">unitat 1.3</text:span></text:a><text:span text:style-name="T2">. </text:span></text:p>
      <text:p text:style-name="P87">Acabat de comentar exercici 1.2-5.</text:p>
      <text:p text:style-name="P87">Comentat exercici 1.2-6 (Com afecten subreferedament i sobreescalfament a la eficiencia del la instal·lació).</text:p>
      <text:p text:style-name="P87">Comentat apartat 1.3 Influencia del sobrecalentamiento y subenfriamiento en el la eficiencia y el compresor</text:p>
      <text:p text:style-name="P9"/>
      <text:p text:style-name="P9"/>
      <text:p text:style-name="P41">Di<text:span text:style-name="T4">mecres</text:span><text:tab/><text:span text:style-name="T38">20</text:span>/<text:span text:style-name="T7">11</text:span>/2<text:span text:style-name="T3">4</text:span></text:p>
      <text:p text:style-name="P27">Comentat la fitxa tècnica del R600a.</text:p>
      <text:p text:style-name="P22"><text:span text:style-name="T39">Comentat les </text:span><text:a xlink:type="simple" xlink:href="https://paulinoposada.github.io/web_fred/web_fred_2425/documents/instrucciones_equipo_recuperacion.pdf"><text:span text:style-name="T39">instruccions abreujades de la recuperadora de refrigerant</text:span></text:a><text:span text:style-name="T39">.</text:span> </text:p>
      <text:p text:style-name="P88">Baixat al taller. Grup1 munta circuit chiller. La resta comprobem càrrega de refrigerant en dos a/a.</text:p>
      <text:p text:style-name="P58"/>
      <text:p text:style-name="P58"/>
      <text:p text:style-name="P41">Di<text:span text:style-name="T6">jous<text:tab/></text:span><text:tab/><text:span text:style-name="T38">21</text:span>/<text:span text:style-name="T7">11</text:span>/2<text:span text:style-name="T3">4</text:span></text:p>
      <text:p text:style-name="P23"><text:s/><text:span text:style-name="T8">Co</text:span><text:span text:style-name="T27">mençat</text:span><text:span text:style-name="T8"> amb apunts, </text:span><text:a xlink:type="simple" xlink:href="https://paulinoposada.github.io/web_fred/web_fred_2425/apunts/unitat_2/fred_apunts_ud2_1_gs.pdf"><text:span text:style-name="T27">unitat 2.1</text:span></text:a><text:span text:style-name="T8">.</text:span></text:p>
      <text:p text:style-name="P89">Comentat apartat 2.1.1 Clasificación de compresores por su integración en el circuito frigorífico</text:p>
      <text:p text:style-name="P28"/>
      <text:p text:style-name="P41">Di<text:span text:style-name="T6">vendres<text:tab/>22</text:span>/<text:span text:style-name="T7">11</text:span>/2<text:span text:style-name="T3">4</text:span></text:p>
      <text:p text:style-name="P23"><text:span text:style-name="T8">Continuat amb apunts, </text:span><text:a xlink:type="simple" xlink:href="https://paulinoposada.github.io/web_fred/web_fred_2425/apunts/unitat_2/fred_apunts_ud2_1_gs.pdf"><text:span text:style-name="T27">unitat 2.1</text:span></text:a><text:span text:style-name="T8">.</text:span></text:p>
      <text:p text:style-name="P89">Comentat apartat 2.1.1 Clasificación de compresores por su integración en el circuito frigorífico</text:p>
      <text:p text:style-name="P89">Comentat exemple 2.1.1.1-1</text:p>
      <text:p text:style-name="P147">Di<text:span text:style-name="T4">marts</text:span><text:tab/><text:span text:style-name="T40">26</text:span>/<text:span text:style-name="T7">11</text:span>/2<text:span text:style-name="T3">4</text:span></text:p>
      <text:p text:style-name="P28">Comentem dubtes examen de demà.</text:p>
      <text:p text:style-name="P10"/>
      <text:p text:style-name="P10"/>
      <text:p text:style-name="P42">Di<text:span text:style-name="T4">mecres</text:span><text:tab/><text:span text:style-name="T38">27</text:span>/<text:span text:style-name="T7">11</text:span>/2<text:span text:style-name="T3">4</text:span></text:p>
      <text:p text:style-name="P89">Examen</text:p>
      <text:p text:style-name="P59"/>
      <text:p text:style-name="P42">Di<text:span text:style-name="T6">jous<text:tab/></text:span><text:tab/><text:span text:style-name="T38">28</text:span>/<text:span text:style-name="T7">11</text:span>/2<text:span text:style-name="T3">4</text:span></text:p>
      <text:p text:style-name="P23"><text:span text:style-name="T41">Comentem la </text:span><text:a xlink:type="simple" xlink:href="https://paulinoposada.github.io/web_fred/web_fred_2425/examens/241127_omf_map33b_examen_sol.pdf"><text:span text:style-name="T41">solució de l'examen</text:span></text:a><text:span text:style-name="T41">.</text:span> </text:p>
      <text:p text:style-name="P42"/>
      <text:p text:style-name="P42">Di<text:span text:style-name="T6">vendres<text:tab/>29</text:span>/<text:span text:style-name="T7">11</text:span>/2<text:span text:style-name="T3">4</text:span></text:p>
      <text:p text:style-name="P24"><text:span text:style-name="T8">Continuat amb apunts, </text:span><text:a xlink:type="simple" xlink:href="https://paulinoposada.github.io/web_fred/web_fred_2425/apunts/unitat_2/fred_apunts_ud2_1_gs.pdf"><text:span text:style-name="T27">unitat 2.1</text:span></text:a><text:span text:style-name="T8">.</text:span></text:p>
      <text:p text:style-name="P23"><text:span text:style-name="T42">Comentem exemple 2.1.2.2-1</text:span> </text:p>
      <text:p text:style-name="P84"/>
      <text:p text:style-name="P80"/>
      <text:p text:style-name="P148">Di<text:span text:style-name="T4">marts</text:span><text:tab/><text:span text:style-name="T43">03</text:span>/<text:span text:style-name="T7">12</text:span>/2<text:span text:style-name="T3">4</text:span></text:p>
      <text:p text:style-name="P29"/>
      <text:p text:style-name="P31">Comentem apartat a), refrigerant R134a del <text:a xlink:type="simple" xlink:href="https://paulinoposada.github.io/web_fred/web_fred_2425/documents/ta/ta_08.pdf">ta08</text:a>. </text:p>
      <text:p text:style-name="P11"/>
      <text:p text:style-name="P43">Di<text:span text:style-name="T4">mecres</text:span><text:tab/><text:span text:style-name="T43">04</text:span>/<text:span text:style-name="T7">12</text:span>/2<text:span text:style-name="T3">4</text:span></text:p>
      <text:p text:style-name="P90"/>
      <text:p text:style-name="P95"><text:span text:style-name="T44">Posem en marxa</text:span> <text:span text:style-name="T44">l'</text:span>enfriadora i prenem dades de temperatures d'entrada i sortida al evaporador, d'entrada i sortida al condensador (aigua piscina) i del cub amb aigua refredada pel evaporador.</text:p>
      <text:p text:style-name="P43"/>
      <text:p text:style-name="P43">Di<text:span text:style-name="T6">jous<text:tab/></text:span><text:tab/><text:span text:style-name="T43">05</text:span>/<text:span text:style-name="T7">12</text:span>/2<text:span text:style-name="T3">4</text:span></text:p>
      <text:p text:style-name="P25"/>
      <text:p text:style-name="P32">Comentem el <text:a xlink:type="simple" xlink:href="https://paulinoposada.github.io/web_fred/web_fred_2425/documents/ta/ta_09.pdf">treball autònom 9</text:a>.</text:p>
      <text:p text:style-name="P48"/>
      <text:p text:style-name="P43">Di<text:span text:style-name="T6">vendres<text:tab/>06</text:span>/<text:span text:style-name="T7">12</text:span>/2<text:span text:style-name="T3">4</text:span></text:p>
      <text:p text:style-name="P85"/>
      <text:p text:style-name="P96">Festiu</text:p>
      <text:p text:style-name="P44"/>
      <text:p text:style-name="P44">Di<text:span text:style-name="T4">marts</text:span><text:tab/><text:span text:style-name="T45">10</text:span>/<text:span text:style-name="T7">12</text:span>/2<text:span text:style-name="T3">4</text:span></text:p>
      <text:p text:style-name="P30"/>
      <text:p text:style-name="P96">Baixa</text:p>
      <text:p text:style-name="P12"/>
      <text:p text:style-name="P44">Di<text:span text:style-name="T4">mecres</text:span><text:tab/><text:span text:style-name="T45">11</text:span>/<text:span text:style-name="T7">12</text:span>/2<text:span text:style-name="T3">4</text:span></text:p>
      <text:p text:style-name="P91"/>
      <text:p text:style-name="P96">Baixa</text:p>
      <text:p text:style-name="P44"/>
      <text:p text:style-name="P44">Di<text:span text:style-name="T6">jous<text:tab/></text:span><text:tab/><text:span text:style-name="T45">12</text:span>/<text:span text:style-name="T7">12</text:span>/2<text:span text:style-name="T3">4</text:span></text:p>
      <text:p text:style-name="P26"/>
      <text:p text:style-name="P96">Baixa</text:p>
      <text:p text:style-name="P49"/>
      <text:p text:style-name="P44">Di<text:span text:style-name="T6">vendres<text:tab/>13</text:span>/<text:span text:style-name="T7">12</text:span>/2<text:span text:style-name="T3">4</text:span></text:p>
      <text:p text:style-name="P86"/>
      <text:p text:style-name="P96">Baixa</text:p>
      <text:p text:style-name="P96"/>
      <text:p text:style-name="P96"/>
      <text:p text:style-name="P44">Di<text:span text:style-name="T4">marts</text:span><text:tab/><text:span text:style-name="T45">17</text:span>/<text:span text:style-name="T7">12</text:span>/2<text:span text:style-name="T3">4</text:span></text:p>
      <text:p text:style-name="P30"/>
      <text:p text:style-name="P99">Falta l'alumnat.</text:p>
      <text:p text:style-name="P12"/>
      <text:p text:style-name="P12"/>
      <text:p text:style-name="P44">Di<text:span text:style-name="T4">mecres</text:span><text:tab/><text:span text:style-name="T45">18</text:span>/<text:span text:style-name="T7">12</text:span>/2<text:span text:style-name="T3">4</text:span></text:p>
      <text:p text:style-name="P91"/>
      <text:p text:style-name="P97">Examen recuperació</text:p>
      <text:p text:style-name="P44"/>
      <text:p text:style-name="P44"/>
      <text:p text:style-name="P44">Di<text:span text:style-name="T6">jous<text:tab/></text:span><text:tab/><text:span text:style-name="T45">19</text:span>/<text:span text:style-name="T7">12</text:span>/2<text:span text:style-name="T3">4</text:span></text:p>
      <text:p text:style-name="P26"/>
      <text:p text:style-name="P98">Comentem l'<text:a xlink:type="simple" xlink:href="https://paulinoposada.github.io/web_fred/web_fred_2425/examens/241218_omf_map33b_examen_sol.pdf">examen de recuperació </text:a><text:a xlink:type="simple" xlink:href="https://paulinoposada.github.io/web_fred/web_fred_2425/examens/241218_omf_map33b_examen_sol.pdf"><text:span text:style-name="T46">del 18/12/24</text:span></text:a><text:span text:style-name="T46">. </text:span></text:p>
      <text:p text:style-name="P50"><text:span text:style-name="T47">Comentem </text:span><text:a xlink:type="simple" xlink:href="https://paulinoposada.github.io/web_fred/web_fred_2425/documents/ta/ta_08.pdf"><text:span text:style-name="T47">treball autonom 8</text:span></text:a><text:span text:style-name="T47">, comparant les solucions obtingudes amb els diagrames p h amb les dades del programa de simulació SOLKANE.</text:span> </text:p>
      <text:p text:style-name="P49"/>
      <text:p text:style-name="P44"/>
      <text:p text:style-name="P86"/>
      <text:p text:style-name="P45"><text:soft-page-break/>Di<text:span text:style-name="T4">mecres</text:span><text:tab/><text:span text:style-name="T50">08</text:span>/<text:span text:style-name="T50">01</text:span>/2<text:span text:style-name="T50">5</text:span></text:p>
      <text:p text:style-name="P92"/>
      <text:p text:style-name="P100">Com<text:span text:style-name="T51">p</text:span>a<text:span text:style-name="T51">r</text:span>em resultats dels programes de simulació SOLKANE amb els resultats del exemple<text:span text:style-name="T51">s 2.1.1.1-1 i</text:span> <text:span text:style-name="T51">2.1.2.2-1.</text:span></text:p>
      <text:p text:style-name="P101">Comentem exemple 2.1.2.2-2.</text:p>
      <text:p text:style-name="P101"/>
      <text:p text:style-name="P102">Taller</text:p>
      <text:p text:style-name="P102">Grup 2 munta circuits referedadora. La resta carreguem de refrigerant un aire condicionat.</text:p>
      <text:p text:style-name="P131"/>
      <text:p text:style-name="P96"/>
      <text:p text:style-name="P46">Di<text:span text:style-name="T52">jous</text:span><text:tab/><text:span text:style-name="T50">09</text:span>/<text:span text:style-name="T50">01</text:span>/2<text:span text:style-name="T50">5</text:span></text:p>
      <text:p text:style-name="P93"/>
      <text:p text:style-name="P103">Taller:</text:p>
      <text:p text:style-name="P105">Demostració al grup sencer de com es recupera el refrigerant d'un aire condicionat.</text:p>
      <text:p text:style-name="P103"/>
      <text:p text:style-name="P103"/>
      <text:p text:style-name="P47">Di<text:span text:style-name="T53">vendres</text:span><text:tab/><text:span text:style-name="T53">10</text:span>/<text:span text:style-name="T50">01</text:span>/2<text:span text:style-name="T50">5</text:span></text:p>
      <text:p text:style-name="P94"/>
      <text:p text:style-name="P106">Comentem <text:a xlink:type="simple" xlink:href="https://paulinoposada.github.io/web_fred/web_fred_2425/documents/ta/ta_11.pdf">treball autònom 11</text:a> i <text:a xlink:type="simple" xlink:href="https://paulinoposada.github.io/web_fred/web_fred_2425/documents/LOG_temp_aa.pdf">gràfic de les dades de temperatura</text:a> preses durant la pràctica de dijous </text:p>
      <text:p text:style-name="P104"/>
      <text:p text:style-name="P103"/>
      <text:p text:style-name="P103"/>
      <text:p text:style-name="P132">Dimarts<text:tab/>14/01/25</text:p>
      <text:p text:style-name="P132"/>
      <text:p text:style-name="P107">Comentem dubtes tasca 11, diferència de resultats en la potència del compressor entre Solkane i Bitzer software. Aqueste diferències són degudes a que les programes de simulació calculen el rendiment del compressor de froma diferent, el Solkane amb un valor de 0,8 (rendiment isentròpic) per defecte, que és més alt que el de Bitzer, que utilitza u 0,6 aproximadament.</text:p>
      <text:p text:style-name="P107"/>
      <text:p text:style-name="P107"><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07">Comentem apartat 2.1.2.3.1 Compressor amb pistó rodant.</text:p>
      <text:p text:style-name="P107">Comentem exemple 2.1.2.3.1-1 <text:s/></text:p>
      <text:p text:style-name="P107"/>
      <text:p text:style-name="P107"/>
      <text:p text:style-name="P133">Dim<text:span text:style-name="T54">ecres</text:span><text:tab/>1<text:span text:style-name="T54">5</text:span>/01/25</text:p>
      <text:p text:style-name="P133"/>
      <text:p text:style-name="P108"><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4">Comentem apartats 2.1.2.3.2 Compresor de paletas, 2.1.2.3.3 Compressor de pern, 2.1.2.3.4 Compressor de <text:s/>espiral (scroll) </text:p>
      <text:p text:style-name="P108"/>
      <text:p text:style-name="P112">Taller</text:p>
      <text:p text:style-name="P112">Grup 1 carrega, posa en marxa un equip d'aire condicionat i recupera el refrigerant.</text:p>
      <text:p text:style-name="P113">La resta dels grups munten els circuits de la refredadora.</text:p>
      <text:p text:style-name="P134"/>
      <text:p text:style-name="P149">Di<text:span text:style-name="T55">jous</text:span><text:tab/>1<text:span text:style-name="T55">6</text:span>/01/25</text:p>
      <text:p text:style-name="P134"/>
      <text:p text:style-name="P115">Baixat al taller <text:span text:style-name="T56">i</text:span> fet funcionar la refredadora, registrant les següents temperatures:</text:p>
      <text:p text:style-name="P115"/>
      <text:list xml:id="list249443209186248345" text:style-name="L20">
        <text:list-item>
          <text:p text:style-name="P192">Impulsió condensador</text:p>
        </text:list-item>
        <text:list-item>
          <text:p text:style-name="P192">Retorn condensador</text:p>
        </text:list-item>
        <text:list-item>
          <text:p text:style-name="P192">Impusió evaporador</text:p>
        </text:list-item>
        <text:list-item>
          <text:p text:style-name="P192">Retorn evaporador</text:p>
        </text:list-item>
        <text:list-item>
          <text:p text:style-name="P192">Aigua galleda</text:p>
        </text:list-item>
      </text:list>
      <text:p text:style-name="P109"/>
      <text:p text:style-name="P109"><text:span text:style-name="T55">Primer hem deixat que la referdadora es poses a règim. A continuació hem reduït el cabal d'aigua de piscina al condensador. Finalment hem desconctat el ventilador del fan coil.</text:span> </text:p>
      <text:p text:style-name="P109"/>
      <text:p text:style-name="P135"/>
      <text:p text:style-name="P135">Di<text:span text:style-name="T56">vendres</text:span><text:tab/>1<text:span text:style-name="T56">7</text:span>/01/25</text:p>
      <text:p text:style-name="P135"/>
      <text:p text:style-name="P110"><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0"/>
      <text:p text:style-name="P116">Comentem exercicis 2.2-1 a 4.</text:p>
      <text:p text:style-name="P109"/>
      <text:p text:style-name="P109"/>
      <text:p text:style-name="P136">Di<text:span text:style-name="T57">marts</text:span><text:tab/><text:span text:style-name="T57">21</text:span>/01/25</text:p>
      <text:p text:style-name="P136"/>
      <text:p text:style-name="P111"><text:span text:style-name="T57">Terminem amb els apunts de la </text:span><text:a xlink:type="simple" xlink:href="https://paulinoposada.github.io/web_fred/web_fred_2425/apunts/unitat_2/fred_apunts_ud2_1_gs.pdf"><text:span text:style-name="T57">unitat 2.1</text:span></text:a><text:span text:style-name="T57">.</text:span></text:p>
      <text:p text:style-name="P111"/>
      <text:p text:style-name="P117">Comentem l'exercici 2.2-5.</text:p>
      <text:p text:style-name="P117"/>
      <text:p text:style-name="P117">Comencem amb la <text:a xlink:type="simple" xlink:href="https://paulinoposada.github.io/web_fred/web_fred_2425/apunts/unitat_2/fred_apunts_ud2_2_gs.pdf">unitat 2.2</text:a>.</text:p>
      <text:p text:style-name="P117"/>
      <text:p text:style-name="P117">Comentem apartat 2.1 Capacitat d'un condensador.</text:p>
      <text:p text:style-name="P117"/>
      <text:p text:style-name="P117"/>
      <text:p text:style-name="P137">Di<text:span text:style-name="T57">mecres</text:span><text:tab/><text:span text:style-name="T57">22</text:span>/01/25</text:p>
      <text:p text:style-name="P137"/>
      <text:p text:style-name="P118">Co<text:span text:style-name="T58">ntinuem</text:span> amb la <text:a xlink:type="simple" xlink:href="https://paulinoposada.github.io/web_fred/web_fred_2425/apunts/unitat_2/fred_apunts_ud2_2_gs.pdf">unitat 2.2</text:a>.</text:p>
      <text:p text:style-name="P118"/>
      <text:p text:style-name="P123">Comentem apartat 2.1.2 Efecte de la variació de temperatura del mpc en la temperatura de condensació.</text:p>
      <text:p text:style-name="P143"/>
      <text:p text:style-name="P143"><text:span text:style-name="T14">Comentem apartat 2.1.3 Aprofitam</text:span><text:span text:style-name="T15">e</text:span><text:span text:style-name="T14">nt de la capacitat d'un condensador.</text:span></text:p>
      <text:p text:style-name="P143"/>
      <text:p text:style-name="P144"><text:span text:style-name="T14">B</text:span><text:span text:style-name="T9">aixem al taller, grup 2 carrega un equip d'aire condicionat i recupera el refrigerant, grup 3 munta la refredadora. </text:span></text:p>
      <text:p text:style-name="P123"/>
      <text:p text:style-name="P119"/>
      <text:p text:style-name="P150"/>
      <text:p text:style-name="P138">Di<text:span text:style-name="T59">jous</text:span><text:tab/><text:tab/><text:span text:style-name="T57">23</text:span>/01/25</text:p>
      <text:p text:style-name="P138"/>
      <text:p text:style-name="P124">Mesurat cabals d'aigua en refredadora. Circuit condensador 0,67 kg/s (0,5kg/s), circuit evaporador 0,11 kg/s (0,136 kg/s).</text:p>
      <text:p text:style-name="P124"><text:s/></text:p>
      <text:p text:style-name="P119">Co<text:span text:style-name="T58">ntinuem</text:span> amb la <text:a xlink:type="simple" xlink:href="https://paulinoposada.github.io/web_fred/web_fred_2425/apunts/unitat_2/fred_apunts_ud2_2_gs.pdf">unitat 2.2</text:a>.</text:p>
      <text:p text:style-name="P124">Comentem càlcul de potència en condensador i evaporador amb cabal de massa i diferencia de temperatura entre entrada i sortida d'aigua.</text:p>
      <text:p text:style-name="P118"/>
      <text:p text:style-name="P118"/>
      <text:p text:style-name="P139">Di<text:span text:style-name="T60">vendres</text:span><text:tab/><text:tab/><text:span text:style-name="T57">24</text:span>/01/25</text:p>
      <text:p text:style-name="P139"/>
      <text:p text:style-name="P120">Co<text:span text:style-name="T58">ntinuem</text:span> amb la <text:a xlink:type="simple" xlink:href="https://paulinoposada.github.io/web_fred/web_fred_2425/apunts/unitat_2/fred_apunts_ud2_2_gs.pdf">unitat 2.2</text:a>.</text:p>
      <text:p text:style-name="P125">Comentem exemple 2.2.1-1.</text:p>
      <text:p text:style-name="P125"/>
      <text:p text:style-name="P125"/>
      <text:p text:style-name="P140">Di<text:span text:style-name="T61">marts</text:span><text:tab/><text:tab/><text:span text:style-name="T57">28</text:span>/01/25</text:p>
      <text:p text:style-name="P140"/>
      <text:p text:style-name="P121">Co<text:span text:style-name="T61">mentem dubtes relatius a l'examen de demà.</text:span></text:p>
      <text:p text:style-name="P126"/>
      <text:p text:style-name="P126"/>
      <text:p text:style-name="P141">Di<text:span text:style-name="T61">mecres</text:span><text:tab/><text:tab/><text:span text:style-name="T57">29</text:span>/01/25</text:p>
      <text:p text:style-name="P141"/>
      <text:p text:style-name="P129">Feim el primer examen de la segona avaluació.</text:p>
      <text:p text:style-name="P127"/>
      <text:p text:style-name="P127"/>
      <text:p text:style-name="P142">Di<text:span text:style-name="T62">jous</text:span><text:tab/><text:tab/><text:tab/><text:span text:style-name="T62">30</text:span>/01/25</text:p>
      <text:p text:style-name="P142"/>
      <text:p text:style-name="P122">Co<text:span text:style-name="T58">ntinuem</text:span> amb la <text:a xlink:type="simple" xlink:href="https://paulinoposada.github.io/web_fred/web_fred_2425/apunts/unitat_2/fred_apunts_ud2_2_gs.pdf">unitat 2.2</text:a>.</text:p>
      <text:p text:style-name="P128">Comentem exemple 2.2.<text:span text:style-name="T62">2</text:span>.1-1.</text:p>
      <text:p text:style-name="P130">Comentem apartat 2.2.2.2 <text:span text:style-name="T63">Condensadores multitubulares horizontales</text:span></text:p>
      <text:p text:style-name="P128"><text:span text:style-name="T63">Comentem exemple 2.2.</text:span><text:span text:style-name="T64">2</text:span><text:span text:style-name="T63">.</text:span><text:span text:style-name="T64">2</text:span><text:span text:style-name="T63">-1.</text:span></text:p>
      <text:p text:style-name="Standard"><text:span text:style-name="T48">Comentem apartat 2.2.2.</text:span><text:span text:style-name="T49">3</text:span><text:span text:style-name="T17"> Condensadores enfriados por agua de mar</text:span></text:p>
      <text:p text:style-name="P196"><text:span text:style-name="T17">C</text:span><text:span text:style-name="T16">omentem exercicis 2.3.1 a 4.</text:span></text:p>
      <text:p text:style-name="P196"/>
      <text:p text:style-name="P196"/>
      <text:p text:style-name="P197"><text:span text:style-name="T18">Dimecres <text:tab/><text:tab/>05/02/25</text:span></text:p>
      <text:p text:style-name="P197"/>
      <text:p text:style-name="P198"><text:span text:style-name="T18">Grups 1 i 4 munten refredadora</text:span></text:p>
      <text:p text:style-name="P198">Grup 3 i 5 aire condicionat</text:p>
      <text:p text:style-name="P198"><text:span text:style-name="T18"><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2T12:25:23.599546893</meta:creation-date>
    <meta:generator>LibreOffice/4.2.8.2$Linux_x86 LibreOffice_project/420m0$Build-2</meta:generator>
    <dc:date>2025-01-31T07:30:53.825275364</dc:date>
    <meta:editing-duration>PT1H50M15S</meta:editing-duration>
    <meta:editing-cycles>174</meta:editing-cycles>
    <meta:document-statistic meta:table-count="0" meta:image-count="0" meta:object-count="0" meta:page-count="10" meta:paragraph-count="234" meta:word-count="1308" meta:character-count="8754" meta:non-whitespace-character-count="7622"/>
  </office:meta>
</office:document-meta>
</file>